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officeooo:paragraph-rsid="0031acaf"/>
    </style:style>
    <style:style style:name="P7" style:family="paragraph" style:parent-style-name="Text_20_body">
      <style:text-properties officeooo:paragraph-rsid="003bdf34"/>
    </style:style>
    <style:style style:name="P8" style:family="paragraph" style:parent-style-name="Textkörper_20_Prosa_20_-_20_Zitat_2f_integrierter_20_Vers_20__28_Folgeabsatz_29_">
      <style:text-properties officeooo:paragraph-rsid="0031acaf"/>
    </style:style>
    <style:style style:name="P9" style:family="paragraph" style:parent-style-name="Subtitle">
      <style:text-properties fo:font-size="22pt" officeooo:rsid="0031acaf" officeooo:paragraph-rsid="0031acaf" style:font-size-asian="22pt" style:font-size-complex="22pt"/>
    </style:style>
    <style:style style:name="P10" style:family="paragraph" style:parent-style-name="Contents_20_2">
      <style:paragraph-properties>
        <style:tab-stops>
          <style:tab-stop style:position="9.001cm" style:type="right" style:leader-style="dotted" style:leader-text="."/>
        </style:tab-stops>
      </style:paragraph-properties>
    </style:style>
    <style:style style:name="P11" style:family="paragraph" style:parent-style-name="Contents_20_Heading" style:master-page-name="Index">
      <style:paragraph-properties style:page-number="auto"/>
    </style:style>
    <style:style style:name="P12" style:family="paragraph" style:parent-style-name="Heading_20_3">
      <style:text-properties officeooo:paragraph-rsid="0031acaf"/>
    </style:style>
    <style:style style:name="P13" style:family="paragraph" style:parent-style-name="Contents_20_1">
      <style:paragraph-properties>
        <style:tab-stops>
          <style:tab-stop style:position="9.5cm" style:type="right" style:leader-style="dotted" style:leader-text="."/>
        </style:tab-stops>
      </style:paragraph-properties>
    </style:style>
    <style:style style:name="P14"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15" style:family="paragraph" style:parent-style-name="Text_20_body" style:master-page-name="Standard">
      <style:paragraph-properties fo:text-align="center" style:justify-single-word="false" style:page-number="auto"/>
      <style:text-properties officeooo:paragraph-rsid="00266ee7"/>
    </style:style>
    <style:style style:name="P16" style:family="paragraph" style:parent-style-name="Heading_20_2">
      <style:text-properties officeooo:paragraph-rsid="0031acaf"/>
    </style:style>
    <style:style style:name="P17" style:family="paragraph" style:parent-style-name="Heading_20_1" style:master-page-name="Right_20_Page">
      <style:paragraph-properties fo:margin-top="0cm" fo:margin-bottom="0.21cm" loext:contextual-spacing="false" style:page-number="auto"/>
      <style:text-properties officeooo:paragraph-rsid="0031acaf"/>
    </style:style>
    <style:style style:name="P18" style:family="paragraph" style:parent-style-name="Heading_20_1">
      <style:paragraph-properties fo:margin-top="0cm" fo:margin-bottom="0.21cm" loext:contextual-spacing="false" fo:break-before="page"/>
      <style:text-properties officeooo:paragraph-rsid="0031acaf"/>
    </style:style>
    <style:style style:name="T1" style:family="text">
      <style:text-properties officeooo:rsid="001d3734"/>
    </style:style>
    <style:style style:name="T2" style:family="text">
      <style:text-properties fo:font-style="italic"/>
    </style:style>
    <style:style style:name="T3" style:family="text">
      <style:text-properties fo:font-style="italic" officeooo:rsid="002339a9" style:font-style-asian="italic" style:font-style-complex="italic"/>
    </style:style>
    <style:style style:name="T4" style:family="text">
      <style:text-properties officeooo:rsid="0015bc5d"/>
    </style:style>
    <style:style style:name="T5" style:family="text">
      <style:text-properties officeooo:rsid="0021ad1c"/>
    </style:style>
    <style:style style:name="T6" style:family="text">
      <style:text-properties fo:font-style="normal" style:font-style-asian="normal" style:font-style-complex="normal"/>
    </style:style>
    <style:style style:name="T7" style:family="text">
      <style:text-properties fo:font-style="normal" officeooo:rsid="002339a9" style:font-style-asian="normal" style:font-style-complex="normal"/>
    </style:style>
    <style:style style:name="T8" style:family="text">
      <style:text-properties officeooo:rsid="0024cd31"/>
    </style:style>
    <style:style style:name="T9" style:family="text">
      <style:text-properties officeooo:rsid="0025de2a"/>
    </style:style>
    <style:style style:name="T10"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e Leiden des jungen Werther</text:p>
      <text:p text:style-name="P9">von<text:line-break/>Johann Wolfgang von Goethe</text:p>
      <text:p text:style-name="P15"/>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Inhalt</text:p>
          </text:index-title>
          <text:p text:style-name="P13"><text:a xlink:type="simple" xlink:href="#__RefHeading___Toc9291_371295672" text:style-name="Index_20_Link" text:visited-style-name="Index_20_Link">Ⅰ. Buch<text:tab/>7</text:a></text:p>
          <text:p text:style-name="P10"><text:a xlink:type="simple" xlink:href="#__RefHeading___Toc26855_438485282" text:style-name="Index_20_Link" text:visited-style-name="Index_20_Link">Am 4. Mai 1771<text:tab/>7</text:a></text:p>
          <text:p text:style-name="P10"><text:a xlink:type="simple" xlink:href="#__RefHeading___Toc26857_438485282" text:style-name="Index_20_Link" text:visited-style-name="Index_20_Link">Am 10. Mai<text:tab/>9</text:a></text:p>
          <text:p text:style-name="P10"><text:a xlink:type="simple" xlink:href="#__RefHeading___Toc26859_438485282" text:style-name="Index_20_Link" text:visited-style-name="Index_20_Link">Am 13. Mai<text:tab/>11</text:a></text:p>
          <text:p text:style-name="P10"><text:a xlink:type="simple" xlink:href="#__RefHeading___Toc26861_438485282" text:style-name="Index_20_Link" text:visited-style-name="Index_20_Link">Am 15. Mai<text:tab/>11</text:a></text:p>
          <text:p text:style-name="P10"><text:a xlink:type="simple" xlink:href="#__RefHeading___Toc26863_438485282" text:style-name="Index_20_Link" text:visited-style-name="Index_20_Link">Den 17. Mai<text:tab/>12</text:a></text:p>
          <text:p text:style-name="P10"><text:a xlink:type="simple" xlink:href="#__RefHeading___Toc26865_438485282" text:style-name="Index_20_Link" text:visited-style-name="Index_20_Link">Am 22. Mai<text:tab/>15</text:a></text:p>
          <text:p text:style-name="P10"><text:a xlink:type="simple" xlink:href="#__RefHeading___Toc26867_438485282" text:style-name="Index_20_Link" text:visited-style-name="Index_20_Link">Am 26. Mai<text:tab/>16</text:a></text:p>
          <text:p text:style-name="P10"><text:a xlink:type="simple" xlink:href="#__RefHeading___Toc26869_438485282" text:style-name="Index_20_Link" text:visited-style-name="Index_20_Link">Am 27. Mai<text:tab/>19</text:a></text:p>
          <text:p text:style-name="P10"><text:a xlink:type="simple" xlink:href="#__RefHeading___Toc26871_438485282" text:style-name="Index_20_Link" text:visited-style-name="Index_20_Link">Am 30. Mai<text:tab/>20</text:a></text:p>
          <text:p text:style-name="P10"><text:a xlink:type="simple" xlink:href="#__RefHeading___Toc26873_438485282" text:style-name="Index_20_Link" text:visited-style-name="Index_20_Link">Am 16. Junius<text:tab/>22</text:a></text:p>
          <text:p text:style-name="P10"><text:a xlink:type="simple" xlink:href="#__RefHeading___Toc26875_438485282" text:style-name="Index_20_Link" text:visited-style-name="Index_20_Link">Am 19. Junius<text:tab/>33</text:a></text:p>
          <text:p text:style-name="P10"><text:a xlink:type="simple" xlink:href="#__RefHeading___Toc26877_438485282" text:style-name="Index_20_Link" text:visited-style-name="Index_20_Link">Am 21. Junius<text:tab/>34</text:a></text:p>
          <text:p text:style-name="P10"><text:a xlink:type="simple" xlink:href="#__RefHeading___Toc26879_438485282" text:style-name="Index_20_Link" text:visited-style-name="Index_20_Link">Am 29. Junius<text:tab/>36</text:a></text:p>
          <text:p text:style-name="P10"><text:a xlink:type="simple" xlink:href="#__RefHeading___Toc26881_438485282" text:style-name="Index_20_Link" text:visited-style-name="Index_20_Link">Am 1. Julius<text:tab/>37</text:a></text:p>
          <text:p text:style-name="P10"><text:a xlink:type="simple" xlink:href="#__RefHeading___Toc26883_438485282" text:style-name="Index_20_Link" text:visited-style-name="Index_20_Link">Am 6. Julius<text:tab/>42</text:a></text:p>
          <text:p text:style-name="P10"><text:a xlink:type="simple" xlink:href="#__RefHeading___Toc26885_438485282" text:style-name="Index_20_Link" text:visited-style-name="Index_20_Link">Am 8. Julius<text:tab/>44</text:a></text:p>
          <text:p text:style-name="P10"><text:a xlink:type="simple" xlink:href="#__RefHeading___Toc26887_438485282" text:style-name="Index_20_Link" text:visited-style-name="Index_20_Link">Am 10. Julius<text:tab/>45</text:a></text:p>
          <text:p text:style-name="P10"><text:a xlink:type="simple" xlink:href="#__RefHeading___Toc26889_438485282" text:style-name="Index_20_Link" text:visited-style-name="Index_20_Link">Am 11. Julius<text:tab/>45</text:a></text:p>
          <text:p text:style-name="P10"><text:a xlink:type="simple" xlink:href="#__RefHeading___Toc26891_438485282" text:style-name="Index_20_Link" text:visited-style-name="Index_20_Link">Am 13. Julius<text:tab/>46</text:a></text:p>
          <text:p text:style-name="P10"><text:a xlink:type="simple" xlink:href="#__RefHeading___Toc26893_438485282" text:style-name="Index_20_Link" text:visited-style-name="Index_20_Link">Am 16. Julius<text:tab/>47</text:a></text:p>
          <text:p text:style-name="P10"><text:a xlink:type="simple" xlink:href="#__RefHeading___Toc26895_438485282" text:style-name="Index_20_Link" text:visited-style-name="Index_20_Link">Am 18. Julius<text:tab/>48</text:a></text:p>
          <text:p text:style-name="P10"><text:a xlink:type="simple" xlink:href="#__RefHeading___Toc26897_438485282" text:style-name="Index_20_Link" text:visited-style-name="Index_20_Link">Den 19. Julius<text:tab/>49</text:a></text:p>
          <text:p text:style-name="P10"><text:a xlink:type="simple" xlink:href="#__RefHeading___Toc26899_438485282" text:style-name="Index_20_Link" text:visited-style-name="Index_20_Link">Den 20. Julius<text:tab/>49</text:a></text:p>
          <text:p text:style-name="P10"><text:a xlink:type="simple" xlink:href="#__RefHeading___Toc26901_438485282" text:style-name="Index_20_Link" text:visited-style-name="Index_20_Link">Am 24. Julius<text:tab/>50</text:a></text:p>
          <text:p text:style-name="P10"><text:a xlink:type="simple" xlink:href="#__RefHeading___Toc26903_438485282" text:style-name="Index_20_Link" text:visited-style-name="Index_20_Link">Am 26. Julius<text:tab/>50</text:a></text:p>
          <text:p text:style-name="P10"><text:a xlink:type="simple" xlink:href="#__RefHeading___Toc26905_438485282" text:style-name="Index_20_Link" text:visited-style-name="Index_20_Link">Am 26. Julius<text:tab/>51</text:a></text:p>
          <text:p text:style-name="P10"><text:a xlink:type="simple" xlink:href="#__RefHeading___Toc26907_438485282" text:style-name="Index_20_Link" text:visited-style-name="Index_20_Link">Am 30. Julius<text:tab/>51</text:a></text:p>
          <text:p text:style-name="P10"><text:a xlink:type="simple" xlink:href="#__RefHeading___Toc26909_438485282" text:style-name="Index_20_Link" text:visited-style-name="Index_20_Link">Am 8. August<text:tab/>53</text:a></text:p>
          <text:p text:style-name="P10"><text:soft-page-break/><text:a xlink:type="simple" xlink:href="#__RefHeading___Toc9305_371295672" text:style-name="Index_20_Link" text:visited-style-name="Index_20_Link">Am 8. August abends<text:tab/>54</text:a></text:p>
          <text:p text:style-name="P10"><text:a xlink:type="simple" xlink:href="#__RefHeading___Toc26913_438485282" text:style-name="Index_20_Link" text:visited-style-name="Index_20_Link">Am 10. August<text:tab/>55</text:a></text:p>
          <text:p text:style-name="P10"><text:a xlink:type="simple" xlink:href="#__RefHeading___Toc26915_438485282" text:style-name="Index_20_Link" text:visited-style-name="Index_20_Link">Am 12. August<text:tab/>56</text:a></text:p>
          <text:p text:style-name="P10"><text:a xlink:type="simple" xlink:href="#__RefHeading___Toc26917_438485282" text:style-name="Index_20_Link" text:visited-style-name="Index_20_Link">Am 15. August<text:tab/>62</text:a></text:p>
          <text:p text:style-name="P10"><text:a xlink:type="simple" xlink:href="#__RefHeading___Toc26919_438485282" text:style-name="Index_20_Link" text:visited-style-name="Index_20_Link">Am 18. August<text:tab/>63</text:a></text:p>
          <text:p text:style-name="P10"><text:a xlink:type="simple" xlink:href="#__RefHeading___Toc26921_438485282" text:style-name="Index_20_Link" text:visited-style-name="Index_20_Link">Am 21. August<text:tab/>66</text:a></text:p>
          <text:p text:style-name="P10"><text:a xlink:type="simple" xlink:href="#__RefHeading___Toc26923_438485282" text:style-name="Index_20_Link" text:visited-style-name="Index_20_Link">Am 22. August<text:tab/>66</text:a></text:p>
          <text:p text:style-name="P10"><text:a xlink:type="simple" xlink:href="#__RefHeading___Toc26925_438485282" text:style-name="Index_20_Link" text:visited-style-name="Index_20_Link">Am 28. August<text:tab/>67</text:a></text:p>
          <text:p text:style-name="P10"><text:a xlink:type="simple" xlink:href="#__RefHeading___Toc26927_438485282" text:style-name="Index_20_Link" text:visited-style-name="Index_20_Link">Am 30. August<text:tab/>68</text:a></text:p>
          <text:p text:style-name="P10"><text:a xlink:type="simple" xlink:href="#__RefHeading___Toc26929_438485282" text:style-name="Index_20_Link" text:visited-style-name="Index_20_Link">Am 3. September<text:tab/>69</text:a></text:p>
          <text:p text:style-name="P10"><text:a xlink:type="simple" xlink:href="#__RefHeading___Toc26931_438485282" text:style-name="Index_20_Link" text:visited-style-name="Index_20_Link">Am 10. September<text:tab/>69</text:a></text:p>
          <text:p text:style-name="P13"><text:a xlink:type="simple" xlink:href="#__RefHeading___Toc26933_438485282" text:style-name="Index_20_Link" text:visited-style-name="Index_20_Link">Ⅱ. Buch<text:tab/>75</text:a></text:p>
          <text:p text:style-name="P10"><text:a xlink:type="simple" xlink:href="#__RefHeading___Toc26935_438485282" text:style-name="Index_20_Link" text:visited-style-name="Index_20_Link">Am 20. Oktober 1771<text:tab/>75</text:a></text:p>
          <text:p text:style-name="P10"><text:a xlink:type="simple" xlink:href="#__RefHeading___Toc26937_438485282" text:style-name="Index_20_Link" text:visited-style-name="Index_20_Link">Am 26. November 1771<text:tab/>76</text:a></text:p>
          <text:p text:style-name="P10"><text:a xlink:type="simple" xlink:href="#__RefHeading___Toc26939_438485282" text:style-name="Index_20_Link" text:visited-style-name="Index_20_Link">Am 24. Dezember 1771<text:tab/>77</text:a></text:p>
          <text:p text:style-name="P10"><text:a xlink:type="simple" xlink:href="#__RefHeading___Toc26941_438485282" text:style-name="Index_20_Link" text:visited-style-name="Index_20_Link">Den 8. Januar 1772<text:tab/>80</text:a></text:p>
          <text:p text:style-name="P10"><text:a xlink:type="simple" xlink:href="#__RefHeading___Toc26943_438485282" text:style-name="Index_20_Link" text:visited-style-name="Index_20_Link">Am 20. Januar<text:tab/>80</text:a></text:p>
          <text:p text:style-name="P10"><text:a xlink:type="simple" xlink:href="#__RefHeading___Toc26945_438485282" text:style-name="Index_20_Link" text:visited-style-name="Index_20_Link">Den 8. Februar<text:tab/>82</text:a></text:p>
          <text:p text:style-name="P10"><text:a xlink:type="simple" xlink:href="#__RefHeading___Toc26947_438485282" text:style-name="Index_20_Link" text:visited-style-name="Index_20_Link">Am 17. Februar<text:tab/>83</text:a></text:p>
          <text:p text:style-name="P10"><text:a xlink:type="simple" xlink:href="#__RefHeading___Toc26949_438485282" text:style-name="Index_20_Link" text:visited-style-name="Index_20_Link">Am 20. Februar<text:tab/>84</text:a></text:p>
          <text:p text:style-name="P10"><text:a xlink:type="simple" xlink:href="#__RefHeading___Toc26951_438485282" text:style-name="Index_20_Link" text:visited-style-name="Index_20_Link">Den 15. März<text:tab/>84</text:a></text:p>
          <text:p text:style-name="P10"><text:a xlink:type="simple" xlink:href="#__RefHeading___Toc26953_438485282" text:style-name="Index_20_Link" text:visited-style-name="Index_20_Link">Am 16. März<text:tab/>87</text:a></text:p>
          <text:p text:style-name="P10"><text:a xlink:type="simple" xlink:href="#__RefHeading___Toc26955_438485282" text:style-name="Index_20_Link" text:visited-style-name="Index_20_Link">Am 24. März<text:tab/>89</text:a></text:p>
          <text:p text:style-name="P10"><text:a xlink:type="simple" xlink:href="#__RefHeading___Toc26957_438485282" text:style-name="Index_20_Link" text:visited-style-name="Index_20_Link">Zur Nachricht – Am 19. April<text:tab/>90</text:a></text:p>
          <text:p text:style-name="P10"><text:a xlink:type="simple" xlink:href="#__RefHeading___Toc26959_438485282" text:style-name="Index_20_Link" text:visited-style-name="Index_20_Link">Am 5. Mai<text:tab/>90</text:a></text:p>
          <text:p text:style-name="P10"><text:a xlink:type="simple" xlink:href="#__RefHeading___Toc26961_438485282" text:style-name="Index_20_Link" text:visited-style-name="Index_20_Link">Am 9. Mai<text:tab/>90</text:a></text:p>
          <text:p text:style-name="P10"><text:a xlink:type="simple" xlink:href="#__RefHeading___Toc26963_438485282" text:style-name="Index_20_Link" text:visited-style-name="Index_20_Link">Am 25. Mai<text:tab/>93</text:a></text:p>
          <text:p text:style-name="P10"><text:a xlink:type="simple" xlink:href="#__RefHeading___Toc26965_438485282" text:style-name="Index_20_Link" text:visited-style-name="Index_20_Link">Am 11. Junius<text:tab/>93</text:a></text:p>
          <text:p text:style-name="P10"><text:a xlink:type="simple" xlink:href="#__RefHeading___Toc26967_438485282" text:style-name="Index_20_Link" text:visited-style-name="Index_20_Link">Am 16. Junius<text:tab/>94</text:a></text:p>
          <text:p text:style-name="P10"><text:a xlink:type="simple" xlink:href="#__RefHeading___Toc26969_438485282" text:style-name="Index_20_Link" text:visited-style-name="Index_20_Link">Am 18. Junius<text:tab/>94</text:a></text:p>
          <text:p text:style-name="P10"><text:a xlink:type="simple" xlink:href="#__RefHeading___Toc26971_438485282" text:style-name="Index_20_Link" text:visited-style-name="Index_20_Link">Am 29. Julius<text:tab/>94</text:a></text:p>
          <text:p text:style-name="P10"><text:soft-page-break/><text:a xlink:type="simple" xlink:href="#__RefHeading___Toc26973_438485282" text:style-name="Index_20_Link" text:visited-style-name="Index_20_Link">Am 4. August<text:tab/>95</text:a></text:p>
          <text:p text:style-name="P10"><text:a xlink:type="simple" xlink:href="#__RefHeading___Toc26975_438485282" text:style-name="Index_20_Link" text:visited-style-name="Index_20_Link">Am 21. August<text:tab/>96</text:a></text:p>
          <text:p text:style-name="P10"><text:a xlink:type="simple" xlink:href="#__RefHeading___Toc26977_438485282" text:style-name="Index_20_Link" text:visited-style-name="Index_20_Link">Am 3. September<text:tab/>96</text:a></text:p>
          <text:p text:style-name="P10"><text:a xlink:type="simple" xlink:href="#__RefHeading___Toc26979_438485282" text:style-name="Index_20_Link" text:visited-style-name="Index_20_Link">Am 4. September<text:tab/>97</text:a></text:p>
          <text:p text:style-name="P10"><text:a xlink:type="simple" xlink:href="#__RefHeading___Toc26981_438485282" text:style-name="Index_20_Link" text:visited-style-name="Index_20_Link">Am 5. September<text:tab/>100</text:a></text:p>
          <text:p text:style-name="P10"><text:a xlink:type="simple" xlink:href="#__RefHeading___Toc26983_438485282" text:style-name="Index_20_Link" text:visited-style-name="Index_20_Link">Am 6. September<text:tab/>100</text:a></text:p>
          <text:p text:style-name="P10"><text:a xlink:type="simple" xlink:href="#__RefHeading___Toc26985_438485282" text:style-name="Index_20_Link" text:visited-style-name="Index_20_Link">Am 12. September<text:tab/>101</text:a></text:p>
          <text:p text:style-name="P10"><text:a xlink:type="simple" xlink:href="#__RefHeading___Toc26987_438485282" text:style-name="Index_20_Link" text:visited-style-name="Index_20_Link">Am 15. September<text:tab/>102</text:a></text:p>
          <text:p text:style-name="P10"><text:a xlink:type="simple" xlink:href="#__RefHeading___Toc26989_438485282" text:style-name="Index_20_Link" text:visited-style-name="Index_20_Link">Am 10. Oktober<text:tab/>103</text:a></text:p>
          <text:p text:style-name="P10"><text:a xlink:type="simple" xlink:href="#__RefHeading___Toc26991_438485282" text:style-name="Index_20_Link" text:visited-style-name="Index_20_Link">Am 12. Oktober<text:tab/>104</text:a></text:p>
          <text:p text:style-name="P10"><text:a xlink:type="simple" xlink:href="#__RefHeading___Toc26993_438485282" text:style-name="Index_20_Link" text:visited-style-name="Index_20_Link">Am 19. Oktober<text:tab/>105</text:a></text:p>
          <text:p text:style-name="P10"><text:a xlink:type="simple" xlink:href="#__RefHeading___Toc26995_438485282" text:style-name="Index_20_Link" text:visited-style-name="Index_20_Link">Am 26. Oktober<text:tab/>105</text:a></text:p>
          <text:p text:style-name="P10"><text:a xlink:type="simple" xlink:href="#__RefHeading___Toc26997_438485282" text:style-name="Index_20_Link" text:visited-style-name="Index_20_Link">Am 27. Oktober<text:tab/>106</text:a></text:p>
          <text:p text:style-name="P10"><text:a xlink:type="simple" xlink:href="#__RefHeading___Toc26999_438485282" text:style-name="Index_20_Link" text:visited-style-name="Index_20_Link">Am 27. Oktober abends<text:tab/>107</text:a></text:p>
          <text:p text:style-name="P10"><text:a xlink:type="simple" xlink:href="#__RefHeading___Toc27001_438485282" text:style-name="Index_20_Link" text:visited-style-name="Index_20_Link">Am 30. Oktober<text:tab/>107</text:a></text:p>
          <text:p text:style-name="P10"><text:a xlink:type="simple" xlink:href="#__RefHeading___Toc27003_438485282" text:style-name="Index_20_Link" text:visited-style-name="Index_20_Link">Am 3. November<text:tab/>107</text:a></text:p>
          <text:p text:style-name="P10"><text:a xlink:type="simple" xlink:href="#__RefHeading___Toc27005_438485282" text:style-name="Index_20_Link" text:visited-style-name="Index_20_Link">Am 8. November<text:tab/>108</text:a></text:p>
          <text:p text:style-name="P10"><text:a xlink:type="simple" xlink:href="#__RefHeading___Toc27007_438485282" text:style-name="Index_20_Link" text:visited-style-name="Index_20_Link">Am 15. November<text:tab/>109</text:a></text:p>
          <text:p text:style-name="P10"><text:a xlink:type="simple" xlink:href="#__RefHeading___Toc27009_438485282" text:style-name="Index_20_Link" text:visited-style-name="Index_20_Link">Am 21. November<text:tab/>110</text:a></text:p>
          <text:p text:style-name="P10"><text:a xlink:type="simple" xlink:href="#__RefHeading___Toc27011_438485282" text:style-name="Index_20_Link" text:visited-style-name="Index_20_Link">Am 22. November<text:tab/>111</text:a></text:p>
          <text:p text:style-name="P10"><text:a xlink:type="simple" xlink:href="#__RefHeading___Toc27013_438485282" text:style-name="Index_20_Link" text:visited-style-name="Index_20_Link">Am 24. November<text:tab/>111</text:a></text:p>
          <text:p text:style-name="P10"><text:a xlink:type="simple" xlink:href="#__RefHeading___Toc27015_438485282" text:style-name="Index_20_Link" text:visited-style-name="Index_20_Link">Am 26. November<text:tab/>112</text:a></text:p>
          <text:p text:style-name="P10"><text:a xlink:type="simple" xlink:href="#__RefHeading___Toc27017_438485282" text:style-name="Index_20_Link" text:visited-style-name="Index_20_Link">Am 30. November<text:tab/>112</text:a></text:p>
          <text:p text:style-name="P10"><text:a xlink:type="simple" xlink:href="#__RefHeading___Toc27019_438485282" text:style-name="Index_20_Link" text:visited-style-name="Index_20_Link">Am 1. Dezember<text:tab/>116</text:a></text:p>
          <text:p text:style-name="P10"><text:a xlink:type="simple" xlink:href="#__RefHeading___Toc27021_438485282" text:style-name="Index_20_Link" text:visited-style-name="Index_20_Link">Am 4. Dezember<text:tab/>116</text:a></text:p>
          <text:p text:style-name="P10"><text:a xlink:type="simple" xlink:href="#__RefHeading___Toc27023_438485282" text:style-name="Index_20_Link" text:visited-style-name="Index_20_Link">Am 6. Dezember<text:tab/>117</text:a></text:p>
          <text:p text:style-name="P10"><text:a xlink:type="simple" xlink:href="#__RefHeading___Toc27025_438485282" text:style-name="Index_20_Link" text:visited-style-name="Index_20_Link">Der Herausgeber an den Leser<text:tab/>118</text:a></text:p>
          <text:p text:style-name="P10"><text:a xlink:type="simple" xlink:href="#__RefHeading___Toc27027_438485282" text:style-name="Index_20_Link" text:visited-style-name="Index_20_Link">Am 12. Dezember<text:tab/>125</text:a></text:p>
          <text:p text:style-name="P10"><text:a xlink:type="simple" xlink:href="#__RefHeading___Toc27029_438485282" text:style-name="Index_20_Link" text:visited-style-name="Index_20_Link">Am 14. Dezember<text:tab/>126</text:a></text:p>
          <text:p text:style-name="P10"><text:a xlink:type="simple" xlink:href="#__RefHeading___Toc27031_438485282" text:style-name="Index_20_Link" text:visited-style-name="Index_20_Link">Am 20. Dezember<text:tab/>128</text:a></text:p>
          <text:p text:style-name="P10"><text:a xlink:type="simple" xlink:href="#__RefHeading___Toc27039_438485282" text:style-name="Index_20_Link" text:visited-style-name="Index_20_Link">Nach Eilfe<text:tab/>154</text:a></text:p>
        </text:index-body>
      </text:table-of-content>
      <text:p text:style-name="Text_20_body"><text:soft-page-break/></text:p>
      <text:h text:style-name="P17"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5">Und du gute Seele, die du eben den Drang fühlst wie er, schöpfe Trost aus seinem Leiden, und laß das Büchlein deinen Freund sein, wenn du aus Geschick oder eigener Schuld keinen näheren finden kannst.</text:p>
      <text:h text:style-name="P16" text:outline-level="2"><text:bookmark-start text:name="__RefHeading___Toc26855_438485282"/>Am 4. Mai 1771<text:bookmark-end text:name="__RefHeading___Toc26855_438485282"/></text:h>
      <text:p text:style-name="P6">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ganz unschuldig? Hab' ich nicht ihre Empfindungen genährt? Hab' ich mich nicht an den ganz wahren Ausdrücken der Natur, die uns so oft zu lachen machten, so wenig lächerlich sie waren, selbst ergetzt? Hab' ich nicht – o was ist der Mensch, daß er über <text:soft-page-break/>sich klagen darf! Ich will, lieber Freund, ich verspreche dir's, ich will mich bessern, will nicht mehr ein bißchen Übel, das uns das Schicksal vorlegt, wiederkäuen, wie ich's immer getan habe; ich will das Gegenwärtige genießen, und das Vergangene soll mir vergangen sein. Gewiß, du 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6">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machen als List und Bosheit. Wenigstens sind die beiden letzteren gewiß seltener.</text:p>
      <text:p text:style-name="P6">Übrigens befinde ich mich hier gar wohl. Die Einsamkeit ist meinem Herzen köstlicher Balsam in dieser paradiesischen Gegend, und diese Jahreszeit der Jugend wärmt mit aller Fülle mein oft schauderndes Herz. Jeder Baum, jede Hecke ist ein Strauß von Blüten, und man möchte zum Maienkäfer werden, um in <text:soft-page-break/>dem Meer von Wohlgerüchen herumschweben und alle seine Nahrung darin finden zu können.</text:p>
      <text:p text:style-name="P6">Die Stadt selbst ist unangenehm, dagegen rings umher eine unaussprechliche Schönheit der Natur. Das bewog den verstorbenen Grafen von M., einen Garten auf einem der Hügel anzu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Bald werde ich Herr vom Garten sein; der Gärtner ist mir zugetan, nur seit den paar Tagen, und er wird sich nicht übel dabei befinden.</text:p>
      <text:h text:style-name="P16" text:outline-level="2"><text:bookmark-start text:name="__RefHeading___Toc26857_438485282"/>Am 10. Mai<text:bookmark-end text:name="__RefHeading___Toc26857_438485282"/></text:h>
      <text:p text:style-name="P6">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text:soft-page-break/>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6">Ich weiß nicht, ob täuschende Geister um diese Gegend schweben, oder ob die warme, himmlische Phantasie in meinem Herzen ist, die 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text:soft-page-break/>väter, am Brunnen Bekanntschaft machen und freien, und wie um die Brunnen und Quellen wohltätige Geister schweben. O der muß nie nach einer schweren Sommertagswanderung sich an des Brunnens Kühle gelabt haben, der das nicht mitempfinden kann.</text:p>
      <text:h text:style-name="P16" text:outline-level="2"><text:bookmark-start text:name="__RefHeading___Toc26859_438485282"/>Am 13. Mai<text:bookmark-end text:name="__RefHeading___Toc26859_438485282"/></text:h>
      <text:p text:style-name="P6">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stattet. Sage das nicht weiter; es gibt Leute, die mir es verübeln würden.</text:p>
      <text:h text:style-name="P16" text:outline-level="2"><text:bookmark-start text:name="__RefHeading___Toc26861_438485282"/>Am 15. Mai<text:bookmark-end text:name="__RefHeading___Toc26861_438485282"/></text:h>
      <text:p text:style-name="P6">Die geringen Leute des Ortes kennen mich schon und lieben mich, besonders die Kinder. Eine traurige Bemerkung hab' ich gemacht. Wie ich im Anfange mich zu ihnen gesellte, sie freundschaftlich fragte über dies und das, glaubten einige, ich wollte ih<text:soft-page-break/>rer spotten, und fertigten mich wohl gar grob ab. Ich ließ mich das nicht verdrießen; nur fühlte ich, was ich schon oft bemerkt 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6">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6">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über. – »O nein, Herr!« sagte sie. – »Ohne Umstände«. – sie legte ihren Kringen zurecht, und ich half ihr. Sie dankte und stieg hinauf.</text:p>
      <text:h text:style-name="P16" text:outline-level="2"><text:bookmark-start text:name="__RefHeading___Toc26863_438485282"/>Den 17. Mai<text:bookmark-end text:name="__RefHeading___Toc26863_438485282"/></text:h>
      <text:p text:style-name="P6">Ich habe allerlei Bekanntschaft gemacht, Gesellschaft habe ich noch keine gefunden. Ich weiß nicht, was ich Anzügliches für die Menschen haben muß; es mögen mich ihrer so viele und hängen sich an mich, und da tut mir's weh, wenn unser Weg nur eine kleine Strecke miteinander geht. Wenn du fragst, wie die <text:soft-page-break/>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6">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6">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6"><text:soft-page-break/>Vor wenig Tagen traf ich einen jungen V. an, einen offnen Jungen, mit einer gar glücklichen Gesichtsbildung. Er kommt erst von Akademien dünkt sich eben nicht weise, aber glaubt doch, er wisse mehr als andere. Auch war er fleißig, wie ich an allerlei spüre, kurz, er hat hüb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6">Noch gar einen braven Mann habe ich kennen lernen, den fürstlichen Amtmann, einen offenen, treuherzigen Menschen. 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6">Sonst sind mir einige verzerrte Originale in den Weg gelaufen, an denen alles unausstehlich ist, am unerträglichsten Freundschaftsbezeigungen.</text:p>
      <text:p text:style-name="P6">Leb' wohl! Der Brief wird dir recht sein, er ist ganz historisch.</text:p>
      <text:h text:style-name="P16" text:outline-level="2"><text:bookmark-start text:name="__RefHeading___Toc26865_438485282"/><text:soft-page-break/>Am 22. Mai<text:bookmark-end text:name="__RefHeading___Toc26865_438485282"/></text:h>
      <text:p text:style-name="P6">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mich stumm. Ich kehre in mich selbst zurück, und finde eine Welt! Wieder mehr in Ahnung und dunkler Begier als in Darstellung und lebendiger Kraft. Und da schwimmt alles vor meinen Sinnen, und ich lächle dann so träumend weiter in die Welt.</text:p>
      <text:p text:style-name="P6">Daß die Kinder nicht wissen, warum sie wollen, darin sind alle hochgelahrten Schul- und Hofmeister einig; daß aber auch 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6">Ich gestehe dir gern, denn ich weiß, was du mir hierauf sagen möchtest, daß diejenigen die Glücklichsten sind, die gleich den Kindern in den Tag hinein leben, ihre Puppen herumschleppen, aus- und anziehen und mit großem Respekt um die Schublade <text:soft-page-break/>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keucht, und alle gleich interessiert sind, das Licht dieser Sonne noch eine Minute länger zu sehn – ja, der ist still und bildet auch seine Welt aus sich selbst und ist auch glücklich, weil er ein Mensch ist. Und dann, so eingeschränkt er ist, hält er doch immer im Herzen das süße Gefühl der Freiheit, und daß er diesen Kerker verlassen kann, wann er will.</text:p>
      <text:h text:style-name="P16" text:outline-level="2"><text:bookmark-start text:name="__RefHeading___Toc26867_438485282"/>Am 26. Mai<text:bookmark-end text:name="__RefHeading___Toc26867_438485282"/></text:h>
      <text:p text:style-name="P6">Du kennst von alters her meine Art, mich anzubauen, mir irgend an einem vertraulichen Orte ein Hüttchen aufzuschlagen und da mit aller Einschränkung zu herbergen. Auch hier habe ich wieder ein Plätzchen angetroffen, das mich angezogen hat.</text:p>
      <text:p text:style-name="P6">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text:soft-page-break/>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durch einen Zufall an einem schönen Nachmittage unter die Linden kam, fand ich das Plätzchen so einsam. Es war alles im 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bildet den großen Künstler. Man kann zum Vorteile der Regeln viel sagen, ungefähr was man zum Lobe der bürgerlichen Gesellschaft sagen kann. Ein Mensch, der sich nach ihnen bildet, wird nie etwas Abgeschmacktes und Schlechtes hervorbringen, wie ei<text:soft-page-break/>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ges Herz hängt ganz an einem Mädchen, bringt alle Stunden sei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16" text:outline-level="2"><text:bookmark-start text:name="__RefHeading___Toc26869_438485282"/><text:soft-page-break/>Am 27. Mai<text:bookmark-end text:name="__RefHeading___Toc26869_438485282"/></text:h>
      <text:p text:style-name="P7">Ich bin, wie ich sehe, in Verzückung, Gleichnisse und Deklamation verfallen und habe darüber vergessen, dir auszuerzählen, was mit den Kindern weiter geworden ist. Ich saß, ganz in male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text:soft-page-break/>selbst hineingegangen. Wenn ihm nur kein Unglück widerfahren ist, ich höre nichts von ihm«. – Es ward mir schwer, mich von dem Weibe los zu machen, gab jedem der Kinder einen Kreuzer, und auch fürs jüngste gab ich ihr einen, ihm einen Weck zur Suppe mitzubringen, wenn sie in die Stadt ginge, und so schieden wir von einander.</text:p>
      <text:p text:style-name="P6">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6">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6">Sie sind vertraut, erzählen mir allerhand, und besonders ergetze ich mich an ihren Leidenschaften und simpeln Ausbrüchen des Begehrens, wenn mehr Kinder aus dem Dorfe sich versammeln.</text:p>
      <text:p text:style-name="P6">Viele Mühe hat mich's gekostet, der Mutter ihre Besorgnis zu nehmen, sie möchten den Herrn inkommodieren.</text:p>
      <text:h text:style-name="P16" text:outline-level="2"><text:bookmark-start text:name="__RefHeading___Toc26871_438485282"/>Am 30. Mai<text:bookmark-end text:name="__RefHeading___Toc26871_438485282"/></text:h>
      <text:p text:style-name="P6">Was ich dir neulich von der Malerei sagte, gilt gewiß auch von der Dichtkunst; es ist nur, daß man das Vortreffliche erkenne und es auszusprechen wage, und das ist freilich mit wenigem viel <text:soft-page-break/>gesagt. Ich habe heute eine Szene gehabt, die, rein abgeschrieben, die schönste Idylle von der Welt gäbe; doch was soll Dichtung, Szene und Idylle? Muß es denn immer gebosselt sein, wenn wir teil an einer Naturerscheinung nehmen sollen?</text:p>
      <text:p text:style-name="P6">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6">Es war eine Gesellschaft draußen unter den Linden, Kaffee zu trinken. Weil sie mir nicht ganz anstand, so blieb ich unter einem Vorwande zurück.</text:p>
      <text:p text:style-name="P6">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sie ihn wählen möchte, um das Andenken der Fehler ihres ersten Mannes auszulöschen, daß ich Wort für Wort wiederholen müßte, um dir die reine Neigung, die Liebe und Treue dieses Menschen anschaulich zu machen. Ja, ich müßte die Gabe des größ<text:soft-page-break/>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reue und Zärtlichkeit überall verfolgt, und daß ich, wie selbst davon entzündet, lechze und schmachte.</text:p>
      <text:p text:style-name="P6">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16" text:outline-level="2"><text:bookmark-start text:name="__RefHeading___Toc26873_438485282"/>Am 16. Junius<text:bookmark-end text:name="__RefHeading___Toc26873_438485282"/></text:h>
      <text:p text:style-name="P6">Warum ich dir nicht schreibe? – Fragst du das und bist doch auch der Gelehrten einer. Du solltest raten, daß ich mich wohl <text:soft-page-break/>befinde, und zwar – kurz und gut, ich habe eine Bekanntschaft gemacht, die mein Herz näher angeht. Ich habe – ich weiß nicht.</text:p>
      <text:p text:style-name="P6">Dir in der Ordnung zu erzählen, wie's zugegangen ist, daß ich eins der liebenswürdigsten Geschöpfe habe kennen lernen, wird schwer halten. Ich bin vergnügt und glücklich, und also kein guter Historienschreiber.</text:p>
      <text:p text:style-name="P6">Einen Engel! – Pfui! Das sagt jeder von der Seinigen, nicht wahr? Und doch bin ich nicht imstande, dir zu sagen, wie sie vollkommen ist, warum sie vollkommen ist; genug, sie hat allen meinen Sinn gefangengenommen.</text:p>
      <text:p text:style-name="P6">So viel Einfalt bei so viel Verstand, so viel Güte bei so viel Festigkeit, und die Ruhe der Seele bei dem wahren Leben und der Tätigkeit.</text:p>
      <text:p text:style-name="P6">–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6">–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6">– Wenn ich so fortfahre, wirst du am Ende so klug sein wie am Anfange. Höre denn, ich will mich zwingen, ins Detail zu gehen.</text:p>
      <text:p text:style-name="P6"><text:soft-page-break/>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6">Unsere jungen Leute hatten einen Ball auf dem Lande angestellt, zu dem ich mich denn auch willig finden ließ. Ich bot einem hiesigen guten, schönen, übrigens unbedeutenden Mäd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ist, und sich um eine ansehnliche Versorgung zu bewerben«. – Die Nachricht war mir ziemlich gleichgültig.</text:p>
      <text:p text:style-name="P6">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6">Ich war ausgestiegen, und eine Magd, die ans Tor kam, bat uns, einen Augenblick zu verziehen, Mamsell Lottchen würde <text:soft-page-break/>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6">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text:soft-page-break/>mich nicht enthalten, ihn, ungeachtet seines kleinen Rotznäschens, herzlich zu küssen.</text:p>
      <text:p text:style-name="P6">»Vetter?« sagte ich, indem ich ihr die Hand reichte, »glauben Sie, daß ich des Glücks wert sei, mit Ihnen verwandt zu sein?« – »O«, sag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6">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andere mit viel Heftigkeit und Leichtsinn tat. Sie ließ die Kleinen noch einmal grüßen, und wir fuhren weiter.</text:p>
      <text:p text:style-name="P6">Die Base fragte, ob sie mit dem Buche fertig wäre, das sie ihr neulich geschickt hätte. – »nein«, sagte Lotte,« es gefällt mir nicht, Sie können's wiederhaben. Das vorige war auch nicht bes<text:soft-page-break/>ser«. – Ich erstaunte, als ich fragte, was es für Bücher wären, 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6">»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6">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text:soft-page-break/>sah mich mehr als einmal mit einem spöttischen Näschen an, daran mir aber nichts gelegen war.</text:p>
      <text:p text:style-name="P6">Das Gespräch fiel aufs Vergnügen am Tanze. – »wenn diese Leidenschaft ein Fehler ist,« sagte Lotte, »so gestehe ich Ihnen gern, ich weiß mir nichts übers Tanzen. Und wenn ich was im Kopfe habe und mir auf meinem verstimmten Klavier einen Contretanz vortrommle, so ist alles wieder gut«.</text:p>
      <text:p text:style-name="P6">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verloren, daß ich auf die Musik kaum achtete, die uns von dem erleuchteten Saal herunter entgegenschallte.</text:p>
      <text:p text:style-name="P6">Die zwei Herren Audran und ein gewisser N. N. – wer behält alle die Namen –, die der Base und Lottens Tänzer waren, empfingen uns am Schlage, bemächtigten sich ihrer Frauenzimmer, und ich führte das meinige hinauf.</text:p>
      <text:p text:style-name="P6">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text:soft-page-break/>sonst nichts dächte, nichts empfände; und in dem Augenblicke gewiß schwindet alles andere vor ihr.</text:p>
      <text:p text:style-name="P6">Ich bat sie um den zweiten Contretanz; sie sagte mit den dritten zu, und mit der liebenswürdigsten Freimütigkeit von der 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hen«. – ich gab ihr die Hand darauf, und wir machten aus, daß ihr Tänzer inzwischen meine Tänzerin unterhalten sollte.</text:p>
      <text:p text:style-name="P6">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walzen sollte als mit mir, und wenn ich drüber zugrunde gehen müßte. Du verstehst mich!</text:p>
      <text:p text:style-name="P6"><text:soft-page-break/>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6">Beim dritten englischen Tanz waren wir das zweite Paar. Wie wir die Reihe durchtanzten und ich, weiß Gott mit wieviel Won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6">»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Augenblicken so wert geworden war, gedacht hatte. Genug, ich verwirrte mich, vergaß mich und kam zwischen das unrechte Paar hinein, daß alles drunter und drüber ging und Lottens ganze Gegenwart und Zerren und Ziehen nötig war, um es schnell wieder in Ordnung zu bringen.</text:p>
      <text:p text:style-name="P6"><text:soft-page-break/>Der Tanz war noch nicht zu Ende, als die Blitze, die wir schon lange am Horizonte leuchten gesehn und die ich immer für Wetterkühlen ausgegeben hatte, viel stärker zu werden anfingen und der Donner die Musik überstimmte. Drei Frauenzimmer liefen aus der Reihe, denen ihre Herren folgten; die Unordnung wurde allgemein, und die Musik hörte auf. Es ist natürlich, wenn uns ein Unglück oder etwas Schreckliches im Vergnügen überrascht, daß es stärkere Eindrücke auf uns macht als 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6"><text:soft-page-break/>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ich sah ihr Auge tränenvoll, sie legte ihre Hand auf die meinige und sagte: »Klopstock!« – Ich erinnerte mich sogleich der herrlichen Ode, die ihr in Gedanken lag, und versank in dem Strome von Empfindungen, den sie in dieser Losung über mich ausgoß. <text:soft-page-break/>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16" text:outline-level="2"><text:bookmark-start text:name="__RefHeading___Toc26875_438485282"/>Am 19. Junius<text:bookmark-end text:name="__RefHeading___Toc26875_438485282"/></text:h>
      <text:p text:style-name="P6">Wo ich neulich mit meiner Erzählung geblieben bin, weiß ich nicht mehr; das weiß ich, daß es zwei Uhr des Nachts war, als ich zu Bette kam, und daß, wenn ich dir hätte vorschwatzen können, statt zu schreiben, ich dich vielleicht bis an den Morgen aufgehalten hätte.</text:p>
      <text:p text:style-name="P6">Was auf unserer Hereinfahrt vom Balle geschehen ist, habe ich noch nicht erzählt, habe auch heute keinen Tag dazu.</text:p>
      <text:p text:style-name="P6">Es war der herrlichste Sonnenaufgang. Der tröpfelnde Wald und das erfrischte Feld umher! Unsere Gesellschafterinnen nickten ein. Sie fragte mich, ob ich nicht auch von der Partie sein wollte; ihretwegen sollt' ich unbekümmert sein. – »So lange ich diese Augen offen sehe«, sagte ich und sah sie fest an,« so lange hat's keine Gefahr«. – Und wir haben beide ausgehalten bis an 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16" text:outline-level="2"><text:bookmark-start text:name="__RefHeading___Toc26877_438485282"/><text:soft-page-break/>Am 21. Junius<text:bookmark-end text:name="__RefHeading___Toc26877_438485282"/></text:h>
      <text:p text:style-name="P6">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6">Hätt' ich gedacht, als ich mir Wahlheim zum Zwecke meiner Spaziergänge wählte, daß es so nahe am Himmel läge! Wie oft habe ich das Jagdhaus, das nun alle meine Wünsche einschließt, auf meinen weiten Wanderungen, bald vom Berge, bald von der Ebne über den Fluß gesehn!</text:p>
      <text:p text:style-name="P6">Lieber Wilhelm, ich habe allerlei nachgedacht, über die Begier im Menschen, sich auszubreiten, neue Entdeckungen zu machen, herumzuschweifen; und dann wieder über den inneren Trieb, sich der Einschränkung willig zu ergeben, in dem Gleise der Gewohnheit so hinzufahren und sich weder um Rechts noch um Links zu bekümmern.</text:p>
      <text:p text:style-name="P6">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text:soft-page-break/>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6">So sehnt sich der unruhigste Vagabund zuletzt wieder nach seinem Vaterlande und findet in seiner Hütte, an der Brust seiner Gattin, in dem Kreise seiner Kinder, in den Geschäften zu ihrer Erhaltung die Wonne, die er in der weiten Welt vergebens suchte.</text:p>
      <text:p text:style-name="P6">Wenn ich des Morgens mit Sonnenaufgange hinausgehe nach meinem Wahlheim und dort im Wirtsgarten mir meine Zuckererbsen selbst pflücke, mich hinsetze, sie abfädne und dazwischen 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6">Wie wohl ist mir's, daß mein Herz die simple, harmlose Wonne des Menschen fühlen kann, der ein Krauthaupt auf seinen Tisch bringt, 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16" text:outline-level="2"><text:bookmark-start text:name="__RefHeading___Toc26879_438485282"/><text:soft-page-break/>Am 29. Junius<text:bookmark-end text:name="__RefHeading___Toc26879_438485282"/></text:h>
      <text:p text:style-name="P6">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6">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text:soft-page-break/>siehst du und junge Kinder, und nichts weiter; und an welchen du mehr Freude hast, das hat dein Sohn schon lange verkündigt. Aber sie glauben an ihn und hören ihn nicht – das ist auch was Altes! – und bilden ihre Kinder nach sich und – Adieu, Wilhelm! Ich mag darüber nicht weiter radotieren.</text:p>
      <text:h text:style-name="P16" text:outline-level="2"><text:bookmark-start text:name="__RefHeading___Toc26881_438485282"/>Am 1. Julius<text:bookmark-end text:name="__RefHeading___Toc26881_438485282"/></text:h>
      <text:p text:style-name="P6">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text:soft-page-break/>fand, daß er viel besser aussähe, viel munterer sei als das letztemal, da sie ihn gesehn. – ich hatte indes der Frau Pfarrerin meine Höflichkeiten gemacht. Der Alte wurde ganz munter, und da ich nicht umhin konnte, die schönen Nußbäume zu loben, die uns so lieblich beschatteten, fing er an, uns, wiewohl mit einiger Beschwerlichkeit, die Geschichte davon zu geben. – »den alten«, sagte er,« wissen wir nicht, wer den gepflanzt 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zügen zu bemerken schien, es sei mehr Eigensinn und übler Humor als Eingeschränktheit des Verstandes, der ihn sich mitzutei<text:soft-page-break/>len hinderte. In der Folge ward dies leider nur zu deutlich; denn 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Wenn einem nicht wohl ist, ist's einem überall nicht recht«. – Ich gestand ihr das ein. – »Wir wollen es also«, fuhr ich fort,« als eine Krankheit ansehen und fragen, ob dafür kein Mittel ist?« – »Das läßt sich hören«, sagte Lotte, »ich glaube wenigstens, daß viel von uns abhängt. Ich weiß es an mir. Wenn mich etwas neckt und mich verdrießlich machen will, spring' ich auf und sing' ein paar Contretänze den Garten auf und ab, gleich ist's weg«. – »das war's, was ich sagen wollte,« versetzte ich, »es <text:soft-page-break/>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hätte.« – »Das müßten die Stadtpfarrer tun«, sagte er, »die Bauern haben keinen bösen Humor; doch könnte es auch zuweilen nicht schaden, es wäre eine Lektion für seine Frau wenigstens und für den Herrn Amtmann«. – Die Gesellschaft lachte, und er herzlich mit, bis er in einen Husten verfiel, der unsern Diskurs eine Zeitlang unterbrach; darauf denn der junge Mensch wieder das Wort nahm: »Sie nannten den bösen Humor ein Laster; mich deucht, das ist übertrieben«. – »Mit nichten«, gab ich zur Antwort, »wenn das, womit man sich selbst und seinem Nächsten schadet, diesen Namen verdient. Ist es <text:soft-page-break/>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sich selbst, den uns eine neidische Unbehaglichkeit unsers Tyrannen vergällt hat«.</text:p>
      <text:p text:style-name="P6">Mein ganzes Herz war voll in diesem Augenblicke; die Erinnerung so manches Vergangenen drängte sich an meine Seele, und die Tränen kamen mir in die Augen.</text:p>
      <text:p text:style-name="P6">»Wer sich das nur täglich sagte«, rief ich aus,« du vermagst nichts auf deine Freunde, als ihnen ihre Freuden zu lassen und ihr Glück zu vermehren, indem du es mit ihnen genießest. Vermagst du, wenn ihre innere Seele von einer ängstigenden Leidenschaft gequält, vom Kummer zerrüttet ist, ihnen einen Tropfen Linderung zu geben?</text:p>
      <text:p text:style-name="P6">Und wenn die letzte, bangste Krankheit dann über das Geschöpf herfällt, das du in blühenden Tagen untergraben hast, und sie nun daliegt in dem erbärmlichsten Ermatten, das Auge <text:soft-page-break/>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6">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schalt über den zu warmen Anteil an allem, und daß ich drüber zugrunde gehen würde! Daß ich mich schonen sollte! – O der Engel! Um deinetwillen muß ich leben!</text:p>
      <text:h text:style-name="P16" text:outline-level="2"><text:bookmark-start text:name="__RefHeading___Toc26883_438485282"/>Am 6. Julius<text:bookmark-end text:name="__RefHeading___Toc26883_438485282"/></text:h>
      <text:p text:style-name="P6">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Ich sah umher, ach, und die Zeit, da mein Herz so allein war, lebte wieder vor mir auf. – »Lieber Brunnen«, sagte ich, »seither hab' ich nicht mehr an deiner Kühle geruht, hab' in eilendem <text:soft-page-break/>Vorübergehn dich manchmal nicht angesehn«. – Ich blickte hinab und sah, daß Malchen mit einem Glase Wasser sehr beschäftigt heraufstieg. – Ich sah Lotten an und fühlte alles, was ich an ihr habe. Indem kommt Malchen mit einem Glase. Mariane wollt' es ihr abnehmen: »nein!« rief das Kind mit dem süßesten Ausdrucke,« nein, Lottchen, du sollst zuerst trinken!« – ich ward über die Wahrheit, über die Güte, womit sie das ausrief, so entzückt, daß ich meine Empfindung mit nichts ausdrücken 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6">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mern und Aberglauben Anlaß, wovor man die Kinder frühzeitig <text:soft-page-break/>bewahren müsse. – nun fiel mir ein, daß der Mann vor acht Tagen hatte taufen lassen, drum ließ ich's vorbeigehen und blieb in meinem Herzen der Wahrheit getreu: wir sollen es mit den Kindern machen wie Gott mit uns, der uns am glücklichsten macht, wenn er uns in freundlichem Wahne so hintaumeln läßt.</text:p>
      <text:h text:style-name="P16" text:outline-level="2"><text:bookmark-start text:name="__RefHeading___Toc26885_438485282"/>Am 8. Julius<text:bookmark-end text:name="__RefHeading___Toc26885_438485282"/></text:h>
      <text:p text:style-name="P6">Was man ein Kind ist! Was man nach so einem Blicke geizt! Was man ein Kind ist! – Wir waren nach Wahlheim gegangen. Die Frauenzimmer fuhren hinaus, und während unserer Spazier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16" text:outline-level="2"><text:bookmark-start text:name="__RefHeading___Toc26887_438485282"/><text:soft-page-break/>Am 10. Julius<text:bookmark-end text:name="__RefHeading___Toc26887_438485282"/></text:h>
      <text:p text:style-name="P6">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16" text:outline-level="2"><text:bookmark-start text:name="__RefHeading___Toc26889_438485282"/>Am 11. Julius<text:bookmark-end text:name="__RefHeading___Toc26889_438485282"/></text:h>
      <text:p text:style-name="P6">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dentlich und sparsam als möglich; allein du wirst mir verzeihen, daß ich dich diese dreißig Jahre her hintergangen habe. Du bestimmtest im Anfange unserer Heirat ein Geringes für die Bestreitung der Küche und anderer häuslichen Ausgaben. Als un<text:soft-page-break/>sere Haushaltung stärker wurde, unser Gewerbe größer, warst du nicht zu bewegen, mein Wochengeld nach dem Verhältnisse zu vermehren; kurz, du weißt, daß du in den Zeiten, da sie am größten war, verlangtest, ich solle mit sieben Gulden die Woche auskommen.</text:p>
      <text:p text:style-name="P6">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und du doch immer darauf bestehen könntest, deine erste Frau sei damit ausgekommen«.</text:p>
      <text:p text:style-name="P6">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16" text:outline-level="2"><text:bookmark-start text:name="__RefHeading___Toc26891_438485282"/>Am 13. Julius<text:bookmark-end text:name="__RefHeading___Toc26891_438485282"/></text:h>
      <text:p text:style-name="P6">Nein, ich betrüge mich nicht! Ich lese in ihren schwarzen Augen wahre Teilnehmung an mir und meinem Schicksal. Ja ich fühle, und darin darf ich meinem Herzen trauen, daß sie – o darf ich, kann ich den Himmel in diesen Worten aussprechen? – daß sie mich liebt!</text:p>
      <text:p text:style-name="P6"><text:soft-page-break/>Mich liebt! – und wie wert ich mir selbst werde, wie ich – dir darf ich's wohl sagen, du hast Sinn für so etwas – wie ich mich selbst anbete, seitdem sie mich liebt!</text:p>
      <text:p text:style-name="P6">Ob das Vermessenheit ist oder Gefühl des wahren Verhältnisses? – ich kenne den Menschen nicht, von dem ich etwas in Lottens Herzen fürchtete. Und doch – wenn sie von ihrem Bräutigam spricht, mit solcher Wärme, solcher Liebe von ihm spricht – da ist mir's wie einem, der aller seiner Ehren und Würden entsetzt und dem der Degen genommen wird.</text:p>
      <text:h text:style-name="P16" text:outline-level="2"><text:bookmark-start text:name="__RefHeading___Toc26893_438485282"/>Am 16. Julius<text:bookmark-end text:name="__RefHeading___Toc26893_438485282"/></text:h>
      <text:p text:style-name="P6">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6">– sie ist mir heilig. Alle Begier schweigt in ihrer Gegenwart. Ich weiß nie, wie mir ist, wenn ich bei ihr bin; es ist, als wenn die Seele sich mir in allen Nerven umkehrte. – sie hat eine Melodie, <text:soft-page-break/>die sie auf dem Klaviere spielet mit der Kraft eines Engels, so simpel und so geistvoll! Es ist ihr Leiblied, und mich stellt es von aller Pein, Verwirrung und Grillen her, wenn sie nur die erste Note davon greift.</text:p>
      <text:p text:style-name="P6">Kein Wort von der Zauberkraft der alten Musik ist mir unwahrscheinlich. Wie mich der einfache Gesang angreift! Und wie sie ihn anzubringen weiß, oft zur Zeit, wo ich mir eine Kugel vor den Kopf schießen möchte! Die Irrung und Finsternis meiner Seele zerstreut sich, und ich atme wieder freier.</text:p>
      <text:h text:style-name="P16" text:outline-level="2"><text:bookmark-start text:name="__RefHeading___Toc26895_438485282"/>Am 18. Julius<text:bookmark-end text:name="__RefHeading___Toc26895_438485282"/></text:h>
      <text:p text:style-name="P6">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6">Man erzählt von dem Bononischen Steine, daß er, wenn man ihn in die Sonne legt, ihre Strahlen anzieht und eine Weile bei Nacht leuchtet. So war mir's mit dem Burschen. Das Gefühl, daß ihre Augen auf seinem Gesichte, seinen Backen, seinen <text:soft-page-break/>Rockknöpfen und dem Kragen am Surtout geruht hatten, machte mir das alles so heilig, so wert! Ich hätte in dem Augenblick den Jungen nicht um tausend Taler gegeben. Es war mir so wohl in seiner Gegenwart. – bewahre dich Gott, daß du darüber lachest. Wilhelm, sind das Phantome, wenn es uns wohl ist?</text:p>
      <text:h text:style-name="P16" text:outline-level="2"><text:bookmark-start text:name="__RefHeading___Toc26897_438485282"/>Den 19. Julius<text:bookmark-end text:name="__RefHeading___Toc26897_438485282"/></text:h>
      <text:p text:style-name="P6">»Ich werde sie sehen!« ruf' ich morgens aus, wenn ich mich ermuntere und mit aller Heiterkeit der schönen Sonne entgegenblicke; »ich werde sie sehen!« und da habe ich für den ganzen Tag keinen Wunsch weiter. Alles, alles verschlingt sich in dieser Aussicht.</text:p>
      <text:h text:style-name="P16" text:outline-level="2"><text:bookmark-start text:name="__RefHeading___Toc26899_438485282"/>Den 20. Julius<text:bookmark-end text:name="__RefHeading___Toc26899_438485282"/></text:h>
      <text:p text:style-name="P6">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16" text:outline-level="2"><text:bookmark-start text:name="__RefHeading___Toc26901_438485282"/><text:soft-page-break/>Am 24. Julius<text:bookmark-end text:name="__RefHeading___Toc26901_438485282"/></text:h>
      <text:p text:style-name="P6">Da dir so sehr daran gelegen ist, daß ich mein Zeichnen nicht vernachlässige, möchte ich lieber die ganze Sache übergehen als dir sagen, daß zeither wenig getan wird.</text:p>
      <text:p text:style-name="P6">Noch nie war ich glücklicher, noch nie war meine Empfindung an der Natur, bis aufs Steinchen, aufs Gräschen herunter, voller und inniger, und doch – ich weiß nicht, wie ich mich ausdrücken soll, meine 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6">Lottens Porträt habe ich dreimal angefangen, und habe mich dreimal prostituiert; das mich um so mehr verdrießt, weil ich vor einiger Zeit sehr glücklich im Treffen war. Darauf habe ich denn ihren Schattenriß gemacht, und damit soll mir g'nügen.</text:p>
      <text:h text:style-name="P16" text:outline-level="2"><text:bookmark-start text:name="__RefHeading___Toc26903_438485282"/>Am 26. Julius<text:bookmark-end text:name="__RefHeading___Toc26903_438485282"/></text:h>
      <text:p text:style-name="P6">Ja, liebe Lotte, ich will alles besorgen und bestellen; geben Sie mir nur mehr Aufträge, nur recht oft. Um eins bitte ich Sie: keinen Sand mehr auf die Zettelchen, die Sie mir schreiben. Heute führte ich es schnell nach der Lippe, und die Zähne knisterten mir.</text:p>
      <text:h text:style-name="P16" text:outline-level="2"><text:bookmark-start text:name="__RefHeading___Toc26905_438485282"/><text:soft-page-break/>Am 26. Julius<text:bookmark-end text:name="__RefHeading___Toc26905_438485282"/></text:h>
      <text:p text:style-name="P6">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bin ich bei ihr. Entweder sie hat des Abends gesagt: »Sie kommen doch morgen?« – wer könnte da wegbleiben? Oder sie gibt mir einen Auftrag, und ich finde schicklich, ihr selbst die Antwort zu bringen; oder der Tag ist gar zu schön, ich gehe nach Wahlheim, und wenn ich nun da bin, ist's nur noch eine halbe Stunde zu ihr! – ich bin zu nah in der Atmosphäre – zuck! So bin ich dort. Meine Großmutter hatte ein Märchen vom Magnetenberg: die Schiffe, die zu nahe kamen, wurden auf einmal alles Eisenwerks beraubt, die Nägel flogen dem Berge zu, und die armen Elenden scheiterten zwischen den übereinander stürzenden Brettern.</text:p>
      <text:h text:style-name="P16" text:outline-level="2"><text:bookmark-start text:name="__RefHeading___Toc26907_438485282"/>Am 30. Julius<text:bookmark-end text:name="__RefHeading___Toc26907_438485282"/></text:h>
      <text:p text:style-name="P6">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text:soft-page-break/>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einander erhalten können, ist der Vorteil immer ihr, so selten es auch angeht.</text:p>
      <text:p text:style-name="P6">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6">Er hält mich für einen Menschen von Sinn; und meine Anhänglichkeit zu Lotten, meine warme Freude, die ich an allen ihren Handlungen habe, vermehrt seinen Triumph, und er liebt sie nur desto mehr. Ob er sie nicht einmal mit keiner Eifersüchtelei peinigt, das lasse ich dahingestellt sein, wenigstens würd' ich an seinem Platz nicht ganz sicher vor diesem Teufel bleiben.</text:p>
      <text:p text:style-name="P6">Dem sei nun wie ihm wolle, meine Freude, bei Lotten zu sein, ist hin. Soll ich das Torheit nennen oder Verblendung? – was braucht's Namen! Erzählt die Sache an sich! – ich wußte alles, was ich jetzt weiß, 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6">Ich beiße die Zähne auf einander und spott über mein Elend, und spottete derer doppelt und dreifach, die sagen könnten, ich <text:soft-page-break/>sollte mich resignieren, und weil es nun einmal nicht anders sein könnte. – schafft mir diese Strohmänner vom Halse! – ich laufe in den Wäldern herum, und wenn ich zu Lotten kom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16" text:outline-level="2"><text:bookmark-start text:name="__RefHeading___Toc26909_438485282"/>Am 8. August<text:bookmark-end text:name="__RefHeading___Toc26909_438485282"/></text:h>
      <text:p text:style-name="P6">Ich bitte dich, lieber Wilhelm, es war gewiß nicht auf dich geredet, wenn ich die Menschen unerträglich schalt, die von uns 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6">Du wirst mir also nicht übelnehmen, wenn ich dir dein ganzes Argument einräume und mich doch zwischen dem Entweder-Oder durchzustehlen suche.</text:p>
      <text:p text:style-name="P6">Entweder, sagst du, hast du Hoffnung auf Lotten, oder du hast keine. Gut, im ersten Fall suche sie durchzutreiben, suche die Erfüllung deiner Wünsche zu umfassen: im anderen Fall ermanne dich und suche einer elenden Empfindung los zu wer<text:soft-page-break/>den, die alle deine Kräfte verzehren muß. – Bester! Das ist wohl gesagt, und – bald gesagt.</text:p>
      <text:p text:style-name="P6">Und kannst du von dem Unglücklichen, dessen Leben unter einer schleichenden Krankheit unaufhaltsam allmählich abstirbt, kannst du von ihm verlangen, er solle durch einen Dolchstoß der Qual auf einmal ein Ende machen? Und raubt das Übel, das ihm die Kräfte verzehrt, ihm nicht auch zugleich den Mut, sich davon zu befreien?</text:p>
      <text:p text:style-name="P6">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16" text:outline-level="2"><text:bookmark-start text:name="__RefHeading___Toc9305_371295672"/>Am 8. August <text:span text:style-name="T10">a</text:span>bends<text:bookmark-end text:name="__RefHeading___Toc9305_371295672"/></text:h>
      <text:p text:style-name="P6">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16" text:outline-level="2"><text:bookmark-start text:name="__RefHeading___Toc26913_438485282"/><text:soft-page-break/>Am 10. August<text:bookmark-end text:name="__RefHeading___Toc26913_438485282"/></text:h>
      <text:p text:style-name="P6">Ich könnte das beste, glücklichste Leben führen, wenn ich nicht ein Tor wäre. So schöne Umstände vereinigen sich nicht leicht, eines Menschen Seele zu ergetzen, als die sind, in denen ich mich jetzt befinde. Ach so gewiß ist's, daß unser Herz allein sein Glück macht. – ein Glied 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6">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ben habe, daß Albert hier bleiben und ein Amt mit einem artigen Auskommen vom Hofe erhalten wird, wo er sehr beliebt ist. <text:soft-page-break/>In Ordnung und Emsigkeit in Geschäften habe ich wenig seinesgleichen gesehen.</text:p>
      <text:h text:style-name="P16" text:outline-level="2"><text:bookmark-start text:name="__RefHeading___Toc26915_438485282"/>Am 12. August<text:bookmark-end text:name="__RefHeading___Toc26915_438485282"/></text:h>
      <text:p text:style-name="P6">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den; und der dahlt mit den Mädchen, will sie schrecken, und Gott weiß wie, das Gewehr geht los, da der Ladstock noch drin steckt, und schießt den Ladstock einem Mädchen zur Maus herein an der rechten Hand und zerschlägt ihr den Daumen. Da hatte ich das Lamentieren, und die Kur zu bezahlen obendrein, und seit der Zeit lass' ich alles Gewehr ungeladen. Lieber Schatz, <text:soft-page-break/>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6">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6">»Daß ihr Menschen«, rief ich aus, »um von einer Sache zu reden, gleich sprechen müßt: ›das ist töricht, das ist klug, das ist gut, das ist bös!‹ und was will das alles heißen? Habt ihr deswegen die innern Verhältnisse einer Handlung erforscht? Wißt ihr mit Bestimmtheit die Ursachen zu entwickeln, warum sie geschah, warum sie geschehen mußte? Hättet ihr das, ihr würdet nicht so eilfertig mit euren Urteilen sein«. »Du wirst mir zugeben«, sagte Albert, »daß gewisse Handlungen lasterhaft bleiben, sie mögen geschehen, aus welchem Beweggrunde sie wollen«. Ich zuckte die Achseln und gab's ihm zu. – »Doch, mein Lieber«, fuhr ich fort, »finden sich auch hier einige Ausnahmen. Es ist wahr, der Diebstahl ist ein Laster: aber der Mensch, der, um sich und die Seinigen vom gegenwärtigen Hungertode <text:soft-page-break/>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6">»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runkene und Wahnsinnige ausschreiten mußte. Aber auch im 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gleichst: da man es doch für nichts anders als eine Schwäche halten kann. Denn freilich ist es leichter zu sterben, als ein qualvolles Leben standhaft <text:soft-page-break/>zu ertragen«. Ich war im Begriff abzubrechen; denn kein Argument bringt mich so aus der Fessung, als wenn einer mit einem unbedeutenden Gemeinspruche angezogen kommt, wenn ich aus ganzem Herzen rede.</text:p>
      <text:p text:style-name="P6">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6">»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text:soft-page-break/>lisch oder körperlich sein. Und ich finde es ebenso wunderbar zu sagen, der Mensch ist feige, der sich das Leben nimmt, als es ungehörig wäre, den einen Feigen zu nennen, der an einem bösartigen Fieber stirbt«.</text:p>
      <text:p text:style-name="P6">»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6">Nun, mein Lieber, laß uns das auf den Geist anwenden. Sich den Menschen an in seiner Eingeschränktheit, wie Eindrücke auf ihn wirken, Ideen sich bei ihm festsetzen, bis endlich eine wachsende Leidenschaft ihn aller ruhigen Sinneskraft beraubt und ihn zugrunde richtet.</text:p>
      <text:p text:style-name="P6">Vergebens, daß der gelassene, vernünftige Mensch den Zustand Unglücklichen übersieht, vergebens, daß er ihm zuredet! Ebenso wie ein Gesunder, der am Bette des Kranken steht, ihm von seinen Kräften nicht das geringste einflößen kann«.</text:p>
      <text:p text:style-name="P6">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text:soft-page-break/>einer übeln Nachrede mit einer Nachbarin zu verplaudern – deren feurige Natur fühlt nun endlich innigere Bedürfnisse, die 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digen Eitelkeit nicht verdorben, zieht ihr Verlangen gerade nach dem Zweck, sie will die Seinige werden, sie will in ewiger Verbin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text:soft-page-break/>Mensch muß sterben. Wehe dem, der zusehen und sagen könnte: ›die Törin! Hätte sie gewartet, hätte sie die Zeit wirken lassen, die Verzweifelung würde sich schon gelegt, es würde sich schon ein anderer sie zu trösten vorgefunden haben.‹ – Das ist eben, als wenn einer sagte: ›der Tor, stirbt am Fieber! Hätte er gewartet, bis seine Kräfte sich erholt, seine Säfte sich verbessert, der Tumult seines Blutes sich gelegt hätten: alles wäre gut gegangen, und er lebte bis auf den heutigen Tag!‹«</text:p>
      <text:p text:style-name="P6">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mal davon«, sagte ich und griff nach meinem Hute. O mir war das Herz so voll – und wir gingen auseinander, ohne einander verstanden zu haben. Wie denn auf dieser Welt keiner leicht den andern versteht.</text:p>
      <text:h text:style-name="P16" text:outline-level="2"><text:bookmark-start text:name="__RefHeading___Toc26917_438485282"/>Am 15. August<text:bookmark-end text:name="__RefHeading___Toc26917_438485282"/></text:h>
      <text:p text:style-name="P6">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text:soft-page-break/>nicht dazu kommen, denn die Kleinen verfolgten mich um ein 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4">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16" text:outline-level="2"><text:bookmark-start text:name="__RefHeading___Toc26919_438485282"/>Am 18. August<text:bookmark-end text:name="__RefHeading___Toc26919_438485282"/></text:h>
      <text:p text:style-name="P6">Mußte denn das so sein, daß das, was des Menschen Glückseligkeit macht, wieder die Quelle seines Elendes würde?</text:p>
      <text:p text:style-name="P6">Das volle, warme Gefühl meines Herzens an der lebendigen Natur, das mich mit so vieler Wonne überströmte, das rings umher die Welt mir zu einem Paradiese schuf, wird mir jetzt zu einem unerträglichen Peiniger, zu einem quälenden Geist, der mich auf allen Wegen verfolgt. Wenn ich sonst vom Felsen über den Fluß bis zu jenen Hügeln das fruchtbare Tal überschaute und alles um mich her keimen und quellen sah; wenn ich jene <text:soft-page-break/>Berge, vom Fuße bis auf zum Gipfel, mit hohen, dichten Bäumen bekleidet, jene Täler in ihren mannigfaltigen Krümmungen von den lieblichsten Wäldern beschattet sah, und der sanfte Fluß zwischen den lispelnden Rohren dahingleitete und die lieben Wolken abspiegelte, die der sanfte Abendwind am Himmel herüberwiegte; wenn ich dann die Vögel um mich den Wald beleben hörte, und die Millionen Mückenschwärme im letzten roten Strahle der Sonne mutig tanzten, und ihr letzter zuckender Blick 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wie oft habe ich mich mit Fittichen eines <text:soft-page-break/>Kranichs, der über mich hin flog, zu dem Ufer des ungemesse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6">Bruder, nur die Erinnerung jener Stunden macht mir wohl. Selbst diese Anstrengung, jene unsäglichen Gelüste zurückzurufen, wieder auszusprechen, hebt meine Seele über sich selbst und läßt mich dann das Bange des Zustandes doppelt empfinden, der mich jetzt umgibt.</text:p>
      <text:p text:style-name="P6">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Erde und ihre webenden Kräfte um mich her: ich sehe nichts als ein ewig verschlingendes, ewig wiederkäuendes Ungeheuer.</text:p>
      <text:h text:style-name="P16" text:outline-level="2"><text:bookmark-start text:name="__RefHeading___Toc26921_438485282"/><text:soft-page-break/>Am 21. August<text:bookmark-end text:name="__RefHeading___Toc26921_438485282"/></text:h>
      <text:p text:style-name="P6">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bricht aus meinem gepreßten Herzen, und ich weine trostlos einer finstern Zukunft entgegen.</text:p>
      <text:h text:style-name="P16" text:outline-level="2"><text:bookmark-start text:name="__RefHeading___Toc26923_438485282"/>Am 22. August<text:bookmark-end text:name="__RefHeading___Toc26923_438485282"/></text:h>
      <text:p text:style-name="P6">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lichemal ist mir's so aufgefahren, ich wollte dir schreiben und dem Minister, um die Stelle bei der Gesandtschaft anzuhalten, die, wie du versicherst, mir nicht versagt werden würde. Ich glaube es selbst. Der Minister liebt mich seit langer Zeit, hatte <text:soft-page-break/>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Veränderung des Zustands eine innere, unbehagliche Ungeduld, die mich überallhin verfolgen wird?</text:p>
      <text:h text:style-name="P16" text:outline-level="2"><text:bookmark-start text:name="__RefHeading___Toc26925_438485282"/>Am 28. August<text:bookmark-end text:name="__RefHeading___Toc26925_438485282"/></text:h>
      <text:p text:style-name="P6">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text:soft-page-break/>Frucht an, und wie wenige dieser Früchte werden reif! Und doch sind deren noch genug da; und doch – o mein Bruder! – können wir gereifte Früchte vernachlässigen, verachten, ungenossen verfaulen lassen?</text:p>
      <text:p text:style-name="P6">Lebe wohl! Es ist ein herrlicher Sommer; ich sitze oft auf den Obstbäumen in Lottens Baumstück mit dem Obstbrecher, der langen Stange, und hole die Birnen aus dem Gipfel. Sie steht unten und nimmt sie ab, wenn ich sie ihr herunterlasse.</text:p>
      <text:h text:style-name="P16" text:outline-level="2"><text:bookmark-start text:name="__RefHeading___Toc26927_438485282"/>Am 30. August<text:bookmark-end text:name="__RefHeading___Toc26927_438485282"/></text:h>
      <text:p text:style-name="P6">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text:soft-page-break/>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Zelle, das härene Gewand und der Stachelgürtel wären Labsale, nach denen meine Seele schmachtet. Adieu! Ich sehe dieses Elendes kein Ende als das Grab.</text:p>
      <text:h text:style-name="P16" text:outline-level="2"><text:bookmark-start text:name="__RefHeading___Toc26929_438485282"/>Am 3. September<text:bookmark-end text:name="__RefHeading___Toc26929_438485282"/></text:h>
      <text:p text:style-name="P6">Ich muß fort! Ich danke dir, Wilhelm, daß du meinen wankenden Entschluß bestimmt hast. Schon vierzehn Tage gehe ich mit dem Gedanken um, sie zu verlassen. Ich muß fort. Sie ist wieder in der Stadt bei einer Freundin. Und Albert – und – ich muß fort!</text:p>
      <text:h text:style-name="P16" text:outline-level="2"><text:bookmark-start text:name="__RefHeading___Toc26931_438485282"/>Am 10. September<text:bookmark-end text:name="__RefHeading___Toc26931_438485282"/></text:h>
      <text:p text:style-name="P6">Das war eine Nacht! Wilhelm! Nun überstehe ich alles. Ich werde sie nicht wiedersehn! O daß ich nicht an deinen Hals fliegen, dir mit tausend Tränen und Entzückungen ausdrücken <text:soft-page-break/>kann, mein Bester, die Empfindungen, die mein Herz bestürmen. Hier sitze ich und schnappe nach Luft, suche mich zu beruhigen, erwarte den Morgen, und mit Sonnenaufgang sind die Pferde bestellt.</text:p>
      <text:p text:style-name="P6">Ach, sie schläft ruhig und denkt nicht, daß sie mich nie wieder sehen wird. Ich habe mich losgerissen, bin stark genug gewesen, in einem Gespräch von zwei Stunden mein Vorhaben nicht zu verraten. Und Gott, welch ein Gespräch!</text:p>
      <text:p text:style-name="P6">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entdeckten, das wahrhaftig eins von den romantischsten ist, die ich von der Kunst hervorgebracht gesehen habe.</text:p>
      <text:p text:style-name="P6">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6"><text:soft-page-break/>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lichte spazieren, niemals, daß mir nicht der Gedanke an meine Verstorbenen begegnete, daß nicht das Gefühl von Tod, von Zukunft über mich käme«. »Wir werden sein!« fuhr sie mit der Stimme des herrlichsten Gefühls fort; »aber, Werther, sollen wir uns wieder finden? Wieder erkennen? Was ahnen Sie? Was sagen Sie?«</text:p>
      <text:p text:style-name="P6">»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6">»Und ob die lieben Abgeschiednen von uns wissen«, fuhr sie fort, »ob sie fühlen, wann's uns wohl geht, daß wir mit warmer Liebe uns ihrer erinnern? O! Die Gestalt meiner Mutter schwebt immer um mich, wenn ich am stillen Abend unter ih<text:soft-page-break/>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letzten, bittersten Tränen um die Wohlfahrt deiner Kinder batest.‹«</text:p>
      <text:p text:style-name="P6">– Sie sagte das! O Wilhelm, wer kann wiederholen, was sie sagte! Wie kann der kalte, tote Buchstabe diese himmlische Blüte des Geistes darstellen! Albert fiel ihr sanft in die Rede: »es greift zu stark an, liebe Lotte! Ich weiß, Ihre Seele hängt sehr nach die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6">»Lotte!« rief ich aus, indem ich mich vor sie hinwarf, ihre Hand nahm und mit tausend Tränen netzte, »Lotte! Der Segen Gottes ruht über dir und der Geist deiner Mutter!« »Wenn Sie sie gekannt hätten«, sagte sie, indem sie mir die Hand drückte, – <text:soft-page-break/>»sie war wert, von Ihnen gekannt zu sein!« – ich glaubte zu vergehen.</text:p>
      <text:p text:style-name="P6">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es gegen das Ende ging und sie zu mir sagte: ›bringe mir sie her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gen, um uns den unerträglichen Kummer zu verbergen, den er fühlte, der Mann war ganz zerrissen.</text:p>
      <text:p text:style-name="P6">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text:soft-page-break/>schwarzen Männer hätten die Mama weggetragen! »sie stand auf, und ich ward erweckt und erschüttert, blieb sitzen und hielt ihre Hand. – »Wir wollen fort«, sagte sie, »es wird Zeit«. – Sie wollte ihre Hand zurückziehen, und ich hielt sie fester. – »wir werden uns wieder sehen« rief ich, »wir werden uns finden, unter allen Gestalten werden wir uns erkennen. Ich gehe«, fuhr ich fort, »ich gehe willig, und doch, wenn ich sagen sollte auf ewig, ich würde es nicht aushalten. Leb' wohl, Lotte! Leb' wohl, Albert! Wir sehn uns wieder«. – »Morgen, denke ich«, versetz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18" text:outline-level="1"><text:bookmark-start text:name="__RefHeading___Toc26933_438485282"/>Ⅱ<text:span text:style-name="T1">. Buch</text:span><text:bookmark-end text:name="__RefHeading___Toc26933_438485282"/></text:h>
      <text:h text:style-name="P16" text:outline-level="2"><text:bookmark-start text:name="__RefHeading___Toc26935_438485282"/>Am 20. Oktober 1771<text:bookmark-end text:name="__RefHeading___Toc26935_438485282"/></text:h>
      <text:p text:style-name="P6">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6">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keit. Unsere Einbildungskraft, durch ihre Natur gedrungen sich zu erheben, durch die phantastischen Bilder der Dichtkunst genährt, bildet sich eine Reihe Wesen hinauf, wo wir das unterste sind und alles außer uns herrlicher erscheint, jeder andere voll<text:soft-page-break/>kommner ist. Und das geht ganz natürlich zu. Wir fühlen so oft, 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6">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16" text:outline-level="2"><text:bookmark-start text:name="__RefHeading___Toc26937_438485282"/>Am 26. November 1771<text:bookmark-end text:name="__RefHeading___Toc26937_438485282"/></text:h>
      <text:p text:style-name="P6">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Freude ist nicht in der Welt, als eine große Seele zu sehen, die sich gegen einen öffnet.</text:p>
      <text:h text:style-name="P16" text:outline-level="2"><text:bookmark-start text:name="__RefHeading___Toc26939_438485282"/><text:soft-page-break/>Am 24. Dezember 1771<text:bookmark-end text:name="__RefHeading___Toc26939_438485282"/></text:h>
      <text:p text:style-name="P6">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6">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6">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text:soft-page-break/>Weltgeschäften sei der Graf ganz gut, er habe viele Leichtigkeit zu arbeiten und führe eine gute Feder, doch an gründlicher Ge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um nicht über ein weiteres Deraisonnement noch mehr Galle zu schlucken.</text:p>
      <text:p text:style-name="P6">Und daran seid ihr alle schuld, die ihr mich in das Joch geschwatzt und mir so viel von Aktivität vorgesungen habt. Aktivität! Wenn nicht der mehr tut, der Kartoffeln legt und in die Stadt reitet, sein Korn zu verkaufen, als ich, so will ich zehn Jahre noch mich auf der Galeere abarbeiten, auf der ich nun angeschmiedet bin.</text:p>
      <text:p text:style-name="P6">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text:soft-page-break/>hier aus der Nachbarschaft eine Amtschreiberstochter. – Sieh, ich kann das Menschengeschlecht nicht begreifen, das so wenig Sinn hat, um sich so platt zu prostituieren.</text:p>
      <text:p text:style-name="P6">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6">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gen, keinen Geist und keine Stütze hat als die Reihe ihrer Vorfahren, keinen Schirm als den Stand, in den sie sich verpalisadiert, und kein Ergetzen, als von ihrem Stockwerk herab über die bürgerlichen Häupter wegzusehen. In ihrer Jugend soll sie schön gewesen sein und ihr Leben <text:soft-page-break/>weggegaukelt, erst mit ihrem Eigensinne manchen armen Jungen gequält, und in den reifern Jahren sich unter den Gehorsam eines alten Offiziers geduckt haben, der gegen diesen Preis und einen leidlichen Unterhalt das eherne Jahrhundert mit ihr zubrachte und starb. Nun sieht sie im eisernen sich allein und würde nicht angesehn, wär' ihre Nichte nicht so liebenswürdig.</text:p>
      <text:h text:style-name="P16" text:outline-level="2"><text:bookmark-start text:name="__RefHeading___Toc26941_438485282"/>Den 8. Januar 1772<text:bookmark-end text:name="__RefHeading___Toc26941_438485282"/></text:h>
      <text:p text:style-name="P6">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igen Sachen abgehalten wird. Vorige Woche gab es bei der Schlittenfahrt Händel, und der ganze Spaß wurde verdorben.</text:p>
      <text:p text:style-name="P6">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16" text:outline-level="2"><text:bookmark-start text:name="__RefHeading___Toc26943_438485282"/>Am 20. Januar<text:bookmark-end text:name="__RefHeading___Toc26943_438485282"/></text:h>
      <text:p text:style-name="P6">Ich muß Ihnen schreiben, liebe Lotte, hier in der Stube einer geringen Bauernherberge, in die ich mich vor einem schweren <text:soft-page-break/>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ren Sie mein erster Gedanke. Wie ich hereintrat, überfiel mich Ihre Gestalt, Ihr Andenken, o Lotte! So heilig, so warm! Guter Gott! Der erste glückliche Augenblick wieder.</text:p>
      <text:p text:style-name="P6">Wenn Sie mich sähen, meine Beste, in dem Schwall von Zerstreuung! Wie ausgetrocknet meine Sinne werden! Nicht einen Augenblick der Fülle des Herzens, nicht eine selige Stunde! Nichts! Nichts! Ich stehe wie vor einem Raritärenkasten und 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6">Der Sauerteig, der mein Leben in Bewegung setzte, fehlt; der Reiz, der mich in tiefen Nächten munter erhielt, ist hin, der mich des Morgens aus dem Schlafe weckte, ist weg.</text:p>
      <text:p text:style-name="P6">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text:soft-page-break/>habe viel Witz, und die Frauenzimmer sagen, es wüßte niemand so fein zu loben als ich (und zu 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sie Ihnen huldigen, muß nicht, tut es freiwillig, hört so gern von Ihnen, liebt Sie. –</text:p>
      <text:p text:style-name="P6">O säß' ich zu Ihren Füßen in dem lieben, vertraulichen Zimmerchen, und unsere kleinen Lieben wälzten sich mit einander um mich herum, und wenn sie Ihnen zu laut würden, wollte ich sie mit einem schauerlichen Märchen um mich zur Ruhe versammeln.</text:p>
      <text:p text:style-name="P6">Die Sonne geht herrlich unter über der schneeglänzenden Gegend, der Sturm ist hinüber gezogen, und ich – muß mich wieder in meinen Käfig sperren. – Adieu! Ist Albert bei Ihnen? Und wie –? Gott verzeihe mir diese Frage!</text:p>
      <text:h text:style-name="P16" text:outline-level="2"><text:bookmark-start text:name="__RefHeading___Toc26945_438485282"/>Den 8. Februar<text:bookmark-end text:name="__RefHeading___Toc26945_438485282"/></text:h>
      <text:p text:style-name="P6">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text:soft-page-break/>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16" text:outline-level="2"><text:bookmark-start text:name="__RefHeading___Toc26947_438485282"/>Am 17. Februar<text:bookmark-end text:name="__RefHeading___Toc26947_438485282"/></text:h>
      <text:p text:style-name="P6">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ext:soft-page-break/>tun können. Auch bin ich auf acht Tage gestärkt und in mir selbst einig geworden. Die Ruhe der Seele ist ein herrliches Ding und die Freude an sich selbst. Lieber Freund, wenn nur das Kleinod nicht eben so zerbrechlich wäre, als es schön und kostbar ist.</text:p>
      <text:h text:style-name="P16" text:outline-level="2"><text:bookmark-start text:name="__RefHeading___Toc26949_438485282"/>Am 20. Februar<text:bookmark-end text:name="__RefHeading___Toc26949_438485282"/></text:h>
      <text:p text:style-name="P6">Gott segne euch, meine Lieben, geb' euch alle die guten Tage, die er mir abzieht!</text:p>
      <text:p text:style-name="P6">Ich danke dir, Albert, daß du mich betrogen hast: ich wartete auf Nachricht, wann euer Hochzeitstag sein würde, und hatte mir vorgenommen, feierlichst an demselben Lottens Schattenriß von der Wand 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16" text:outline-level="2"><text:bookmark-start text:name="__RefHeading___Toc26951_438485282"/>Den 15. März<text:bookmark-end text:name="__RefHeading___Toc26951_438485282"/></text:h>
      <text:p text:style-name="P6">Ich habe einen Verdruß gehabt, der mich von hier wegtreiben wird. Ich knirsche mit den Zähnen! Teufel! Er ist nicht zu ersetzen, und ihr seid doch allein schuld daran, die ihr mich sporntet und triebt und quältet, mich in einen Posten zu bege<text:soft-page-break/>ben, der nicht nach meinem Sinne war. Nun habe ich's! Nun habt ihr's! Und daß du nicht wieder sagst, meine überspannten Ideen verdürben alles, so hast du hier, lieber Herr, eine Erzählung, plan und nett, wie ein Chronikenschreiber das aufzeichnen würde.</text:p>
      <text:p text:style-name="P6">Der Graf von C… liebt mich, distinguiert mich, das ist bekannt, das habe ich dir schon hundertmal gesagt. Nun war ich gestern bei ihm zu Tafel, eben an dem Tage, da abends die noble 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text:soft-page-break/>Ersten her, der Hofrat R…, hier aber in qualitate Herr von R… genannt, mit seiner tauben Frau etc., den übel fournierten J… nicht zu vergessen, der die Lücken seiner altfränkischen Garde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6">Des Abends komm' ich zurück zu Tische, es waren noch wenige in der Gaststube; die würfelten auf einer Ecke, hatten das Tischtuch zurückgeschlagen. Da kommt der ehrliche Adelin hinein, legt seinen Hut nieder, indem er mich ansieht, tritt zu mir und sagt leise: »du hast Verdruß gehabt?« – »ich?« sagt' ich. – »Der Graf hat dich aus der Gesellschaft gewiesen«. – <text:soft-page-break/>»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6">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bohren; denn man rede von Selbständigkeit was man will, den will ich sehen, der dulden kann, daß Schurken über ihn reden, wenn sie einen Vorteil über ihn haben; wenn ihr Geschwätze leer ist, ach da kann man sie leicht lassen.</text:p>
      <text:h text:style-name="P16" text:outline-level="2"><text:bookmark-start text:name="__RefHeading___Toc26953_438485282"/>Am 16. März<text:bookmark-end text:name="__RefHeading___Toc26953_438485282"/></text:h>
      <text:p text:style-name="P6">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Verwirrung so auslegen, da Sie mein Herz kennen? Was ich gelitten habe um Ihretwillen, von dem Augenblicke an, da ich in den Saal trat! Ich sah alles voraus, hundertmal saß mir's auf der Zunge, es Ihnen zu sagen. Ich wußte, daß die von S… und T… mit ihren Männern eher aufbrechen würden, als in Ihrer Gesellschaft <text:soft-page-break/>zu bleiben; ich wußte, daß der Graf es mit ihnen nicht verderben darf, – und jetzt der Lärm!« – »wie, Fräulein?« sagt' ich und verbarg meinen Schrecken; denn alles, was Adelin mir ehegestern gesagt hatte, 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6">Wie man sich nunmehr über die Strafe meines Übermuts und meiner Geringschätzung anderer, die sie mir schon lange vorwerfen, kitzeln und freuen würde. Das alles, Wilhelm, von ihr zu hören, mit der Stimme der wahrsten Teilnehmung – ich 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text:soft-page-break/>gejagt sind, sich selbst aus Instinkt eine Ader aufbeißen, um sich zum Atem zu helfen. So ist mir's oft, ich möchte mir eine Ader öffnen, die mir die ewige Freiheit schaffte.</text:p>
      <text:h text:style-name="P16" text:outline-level="2"><text:bookmark-start text:name="__RefHeading___Toc26955_438485282"/>Am 24. März<text:bookmark-end text:name="__RefHeading___Toc26955_438485282"/></text:h>
      <text:p text:style-name="P6">Ich habe meine Entlassung vom Hofe verlangt und werde sie, hoffe ich, erhalten, und ihr werdet mir verzeihen, daß ich nicht erst Erlaubnis 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Güter zu gehen und den schönen Frühling da zuzubringen. Ich soll ganz mir selbst gelassen sein, hat er mir versprochen, und da wir uns zusammen bis auf einen gewissen Punkt verstehn, so will ich es denn auf gut Glück wagen und mit ihm gehen.</text:p>
      <text:h text:style-name="P16" text:outline-level="2"><text:bookmark-start text:name="__RefHeading___Toc26957_438485282"/><text:soft-page-break/>Zur Nachricht – Am 19. April<text:bookmark-end text:name="__RefHeading___Toc26957_438485282"/></text:h>
      <text:p text:style-name="P6">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16" text:outline-level="2"><text:bookmark-start text:name="__RefHeading___Toc26959_438485282"/>Am 5. Mai<text:bookmark-end text:name="__RefHeading___Toc26959_438485282"/></text:h>
      <text:p text:style-name="P6">Morgen gehe ich von hier ab, und weil mein Geburtsort nur sechs Meilen vom Wege liegt, so will ich den auch wiedersehen, will mich der alten, glücklich verträumten Tage erinnern. Zu eben dem Tore will ich hinein gehn, aus dem meine Mutter mit mir heraus fuhr, als sie nach dem Tode meines Vaters den lieben, vertraulichen Ort verließ, um sich in ihre unerträgliche Stadt einzusperren. Adieu, Wilhelm, du sollst von meinem Zuge hören.</text:p>
      <text:h text:style-name="P16" text:outline-level="2"><text:bookmark-start text:name="__RefHeading___Toc26961_438485282"/>Am 9. Mai<text:bookmark-end text:name="__RefHeading___Toc26961_438485282"/></text:h>
      <text:p text:style-name="P6">Ich habe die Wallfahrt nach meiner Heimat mit aller Andacht eines Pilgrims vollendet, und manche unerwarteten Ge<text:soft-page-break/>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häuschen wurden von mir gegrüßt, die neuen waren mir zuwider, so auch alle Veränderungen, die man sonst vorgenommen hatte. Ich trat zum Tor hinein und fand mich doch gleich und ganz wieder. Lieber, ich mag nicht ins Detail gehn; so reizend, als es 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text:soft-page-break/>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vor, und ich kann ihnen doch nicht trauen. Was mir noch leid tut, ist, daß er oft von Sachen redet, die er nur gehört und gelesen hat, und zwar aus eben dem Gesichtspunkte, wie sie ihm der andere vorstellen mochte. Auch schätzt er meinen Verstand und meine Talente mehr als dies Herz, das doch mein einziger Stolz <text:soft-page-break/>ist, das ganz und alles Elendes. Ach, was ich weiß, kann jeder wissen – mein Herz habe ich allein.</text:p>
      <text:h text:style-name="P16" text:outline-level="2"><text:bookmark-start text:name="__RefHeading___Toc26963_438485282"/>Am 25. Mai<text:bookmark-end text:name="__RefHeading___Toc26963_438485282"/></text:h>
      <text:p text:style-name="P6">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16" text:outline-level="2"><text:bookmark-start text:name="__RefHeading___Toc26965_438485282"/>Am 11. Junius<text:bookmark-end text:name="__RefHeading___Toc26965_438485282"/></text:h>
      <text:p text:style-name="P6">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len, wenn er nicht durch das garstige wissenschaftliche Wesen und durch die gewöhnliche Terminologie eingeschränkt wäre. Manchmal knirsche ich mit den Zähnen, wenn ich ihn mit war<text:soft-page-break/>mer Imagination an Natur und Kunst herumführe und er es auf einmal recht gut zu machen denkt, wenn er mit einem gestempelten Kunstworte dreinstolpert.</text:p>
      <text:h text:style-name="P16" text:outline-level="2"><text:bookmark-start text:name="__RefHeading___Toc26967_438485282"/>Am 16. Junius<text:bookmark-end text:name="__RefHeading___Toc26967_438485282"/></text:h>
      <text:p text:style-name="P6">Ja wohl bin ich nur ein Wandrer, ein Waller auf der Erde! Seid ihr denn mehr?</text:p>
      <text:h text:style-name="P16" text:outline-level="2"><text:bookmark-start text:name="__RefHeading___Toc26969_438485282"/>Am 1<text:span text:style-name="T5">8</text:span>. Junius<text:bookmark-end text:name="__RefHeading___Toc26969_438485282"/></text:h>
      <text:p text:style-name="P6">Wo ich hin will? Das laß dir im Vertrauen eröffnen. Vierzehn Tage muß ich doch noch hier bleiben, und dann habe ich mir weisgemacht, daß ich die Bergwerke im ***schen besuchen wollte; ist aber im Grunde nichts dran, ich will nur Lotten wieder näher, das ist alles. Und ich lache über mein eigenes Herz – und tu' ihm seinen Willen.</text:p>
      <text:h text:style-name="P16" text:outline-level="2"><text:bookmark-start text:name="__RefHeading___Toc26971_438485282"/>Am 29. Julius<text:bookmark-end text:name="__RefHeading___Toc26971_438485282"/></text:h>
      <text:p text:style-name="P6">Nein, es ist gut! Es ist alles gut! – Ich – ihr Mann! O Gott, der du mich machtest, wenn du mir diese Seligkeit bereitet hättest, mein ganzes Leben sollte ein anhaltendes Gebet sein. Ich will nicht rechten, und verzeihe mir diese Tränen, verzeihe mir meine vergeblichen Wünsche! – sie meine Frau! Wenn ich das liebste Geschöpf unter der Sonne in meine Arme geschlossen <text:soft-page-break/>hätte – es geht mir ein Schauder durch den ganzen Körper, Wilhelm, wenn Albert sie um den schlanken Leib faßt.</text:p>
      <text:p text:style-name="P6">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und Lottens in einem zusammentreffen; in hundert andern Vorfällen, wenn es kommt, daß unsere Ermpfindungen über eine Handlung eines Dritten laut werden. Lieber Wilhelm! – Zwar er liebt sie von ganzer Seele, und so eine Liebe, was verdient die nicht!</text:p>
      <text:p text:style-name="P6">– Ein unerträglicher Mensch hat mich unterbrochen. Meine Tränen sind getrocknet. Ich bin zerstreut. Adieu, Lieber!</text:p>
      <text:h text:style-name="P16" text:outline-level="2"><text:bookmark-start text:name="__RefHeading___Toc26973_438485282"/>Am 4. August<text:bookmark-end text:name="__RefHeading___Toc26973_438485282"/></text:h>
      <text:p text:style-name="P6">Es geht mir nicht allein so. Alle Menschen werden in ihren Hoffnungen getäuscht, in ihren Erwartungen betrogen. Ich besuchte mein gutes Weib unter der Linde. Der älteste Junge lief mir entgegen, sein Freudengeschrei führte die Mutter herbei, die 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16" text:outline-level="2"><text:bookmark-start text:name="__RefHeading___Toc26975_438485282"/><text:soft-page-break/>Am 21. August<text:bookmark-end text:name="__RefHeading___Toc26975_438485282"/></text:h>
      <text:p text:style-name="P6">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6">Wenn ich zum Tor hinausgehe, den Weg, den ich zum erstenmal fuhr, Lotten zum Tanze zu holen, wie war das so ganz anders! Alles, alles ist vorübergegangen! Kein Wink der vorigen Welt, kein Pulsschlag meines damaligen Gefühles. Mir ist es, wie es einem Geiste sein müßte, der in das ausgebrannte, zerstörte Schloß zurückkehrte, das er als blühender Fürst einst gebaut und mit allen Gaben der Herrlichkeit ausgestattet, sterbend seinem geliebten Sohne hoffnungsvoll hinterlassen hätte.</text:p>
      <text:h text:style-name="P16" text:outline-level="2"><text:bookmark-start text:name="__RefHeading___Toc26977_438485282"/>Am 3. September<text:bookmark-end text:name="__RefHeading___Toc26977_438485282"/></text:h>
      <text:p text:style-name="P6">Ich begreife manchmal nicht, wie sie ein anderer lieb haben kann, lieb haben <text:span text:style-name="T2">darf</text:span>, da ich sie so ganz allein, so innig, so voll liebe, nichts anders kenne, noch weiß, noch habe als sie!</text:p>
      <text:h text:style-name="P16" text:outline-level="2"><text:bookmark-start text:name="__RefHeading___Toc26979_438485282"/><text:soft-page-break/>Am 4. September<text:bookmark-end text:name="__RefHeading___Toc26979_438485282"/></text:h>
      <text:p text:style-name="P6">Ja, es ist so. Wie die Natur sich zum Herbste neigt, wird es Herbst in mir und um mich her. Meine Blätter werden gelb, und schon sind die Blätter der benachbarten Bäume abgefallen. Hab' 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bedauern und mich zu schelten? Sei's denn, auch das mag zu meinem Schicksal gehören!</text:p>
      <text:p text:style-name="P6">Mit einer stillen Traurigkeit, in der ich ein wenig scheues Wesen zu bemerken schien, antwortete der Mensch mir erst auf meine Fragen; 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ext:soft-page-break/>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zubringen möchte. Da er eine Zeitlang geredet hatte, fing er an zu stocken, wie einer, der noch etwas zu sagen hat und sich es nicht herauszusagen getraut; endlich gestand er mir auch mit Schüchternheit, was sie ihm für kleine Vertraulichkeiten erlaubt, und welche Nähe sie ihm vergönnet. Er brach zwei-, dreimal ab 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6">–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6">Da ich das Blut wieder durchlese, seh' ich, daß ich das Ende der Geschichte zu erzählen vergessen habe, das sich aber leicht hinzudenken läßt. Sie erwehrte sich sein; ihr Bruder kam dazu, <text:soft-page-break/>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man, sei sie mit dem Bruder zerfallen, und man behaupte für gewiß, sie werde ihn heiraten, aber er sei fest entschlossen, das nicht zu erleben.</text:p>
      <text:p text:style-name="P6">Was ich dir erzähle, ist nicht übertrieben, nichts verzärtelt, ja ich darf wohl sagen, schwach, schwach hab' ich's erzählt, und vergröbert hab' ich's, indem ich's mit unsern hergebrachten sittlichen Worten vorgetragen habe.</text:p>
      <text:p text:style-name="P6">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16" text:outline-level="2"><text:bookmark-start text:name="__RefHeading___Toc26981_438485282"/><text:soft-page-break/>Am 5. September<text:bookmark-end text:name="__RefHeading___Toc26981_438485282"/></text:h>
      <text:p text:style-name="P6">Sie hatte ein Zettelchen an ihren Mann aufs Land geschrieben, wo er sich Geschäfte wegen aufhielt. Es fing an: »Bester, Liebster, komme, sobald du kannst, ich erwarte dich mit tausend Freuden«. – Ein Freund, der hereinkam, brachte Nachricht, daß er wegen gewisser Umstände so bald noch nicht zurückkehren würde. Das Billett blieb liegen und fiel mir abends in die Hände. Ich las es und lächelte; sie fragte worüber? – »Was die Einbildungskraft für ein göttliches Geschenk ist,« rief ich aus, »ich konnte mir einen Augenblick vorspiegeln, als wäre es an mich geschrieben«. – Sie brach ab, es schien ihr zu mißfallen, und ich schwieg.</text:p>
      <text:h text:style-name="P16" text:outline-level="2"><text:bookmark-start text:name="__RefHeading___Toc26983_438485282"/>Am 6. September<text:bookmark-end text:name="__RefHeading___Toc26983_438485282"/></text:h>
      <text:p text:style-name="P6">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16" text:outline-level="2"><text:bookmark-start text:name="__RefHeading___Toc26985_438485282"/><text:soft-page-break/>Am 12. September<text:bookmark-end text:name="__RefHeading___Toc26985_438485282"/></text:h>
      <text:p text:style-name="P6">Sie war einige Tage verreist, Alberten abzuholen. Heute trat ich in ihre Stube, sie kam mir entgegen, und ich küßte ihre Hand mit tausend Freuden.</text:p>
      <text:p text:style-name="P6">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6">Als sie dem Tierchen den Mund hinhielt, drückte es sich so lieblich in die süßen Lippen, als wenn es die Seligkeit hätte fühlen können, die es genoß.</text:p>
      <text:p text:style-name="P6">»Er soll Sie auch küssen.« sagte sie und reichte den Vogel herüber. – Das Schnäbelchen machte den Weg von ihrem Munde zu dem meinigen, und die pickende Berührung war wie ein Hauch, eine Ahnung liebevollen Genusses.</text:p>
      <text:p text:style-name="P6">»Sein Kuß«, sagte ich, »ist nicht ganz ohne Begierde, er sucht Nahrung und kehrt unbefriedigt von der leeren Liebkosung zurück«.</text:p>
      <text:p text:style-name="P6">»Er ißt mir auch aus dem Munde.« sagte sie. – Sie reichte ihm einige Brosamen mit ihren Lippen, aus denen die Freuden unschuldig teilnehmender Liebe in aller Wonne lächelten.</text:p>
      <text:p text:style-name="P6">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16" text:outline-level="2"><text:bookmark-start text:name="__RefHeading___Toc26987_438485282"/><text:soft-page-break/>Am 15. September<text:bookmark-end text:name="__RefHeading___Toc26987_438485282"/></text:h>
      <text:p text:style-name="P6">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davon stürbe vor Alter ab, ich muß zusehen. Lieber Schatz, eins ist doch dabei: was Menschengefühl ist! Das ganze Dorf murrt, und ich hoffe, die Frau Pfarrerin soll es an Butter und Eiern und übrigem Zutrauen spüren, was für eine Wunde sie ihrem Orte gegeben hat. Denn sie ist es, die Frau des neuen Pfarrers (unser alter ist auch gestorben), ein hageres, kränkliches Geschöpf, das sehr Ursache hat, an der Welt keinen Anteil zu nehmen, denn niemand nimmt Anteil an ihr. Eine Närrin, die sich abgibt, gelehrt zu sein, sich in die Untersuchung des Kanons meliert, gar viel an der neumodischen, moralisch-kritischen Reformation des Chris<text:soft-page-break/>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16" text:outline-level="2"><text:bookmark-start text:name="__RefHeading___Toc26989_438485282"/>Am 10. Oktober<text:bookmark-end text:name="__RefHeading___Toc26989_438485282"/></text:h>
      <text:p text:style-name="P6">Wenn ich nur ihre schwarzen Augen sehe, ist mir es schon wohl! Sieh, und was mich verdrießt, ist, daß Albert nicht so beglückt zu sein scheinet, als er – hoffte – als ich – zu sein glaubte – wenn – ich mache nicht gern Gedankenstriche, aber hier kann <text:soft-page-break/>ich mich nicht anders ausdrücken – und mich dünkt deutlich genug.</text:p>
      <text:h text:style-name="P16" text:outline-level="2"><text:bookmark-start text:name="__RefHeading___Toc26991_438485282"/>Am 12. Oktober<text:bookmark-end text:name="__RefHeading___Toc26991_438485282"/></text:h>
      <text:p text:style-name="P6">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Schatten seiner Abgeschiedenen einsaugt und nach der kalten Erde, dem hohen, wehenden Grase niedersieht und ausruft: »Der Wanderer wird kommen, kommen, der mich kannte in meiner Schönheit, und fragen: ›wo ist der Sänger, Fingals trefflicher Sohn?‹ Sein Fußtritt geht über mein Grab hin, und er fragt <text:soft-page-break/>vergebens nach mir auf der Erde«. – O Freund! Ich möchte gleich einem edlen Waffenträger das Schwert ziehen, meinen Fürsten von der zückenden Qual des langsam absterbenden Lebens auf einmal befreien und dem befreiten Halbgott meine Seele nachsenden.</text:p>
      <text:h text:style-name="P16" text:outline-level="2"><text:bookmark-start text:name="__RefHeading___Toc26993_438485282"/>Am 19. Oktober<text:bookmark-end text:name="__RefHeading___Toc26993_438485282"/></text:h>
      <text:p text:style-name="P6">Ach diese Lücke! Diese entsetzliche Lücke, die ich hier in meinem Busen fühle! – Ich denke oft, wenn du sie nur <text:span text:style-name="T3">einmal</text:span><text:span text:style-name="T7">, nur </text:span><text:span text:style-name="T3">einmal</text:span><text:span text:style-name="T7"> a</text:span><text:span text:style-name="T6">n</text:span> dieses Herz drücken könntest, diese ganze Lücke würde ausgefüllt sein.</text:p>
      <text:h text:style-name="P16" text:outline-level="2"><text:bookmark-start text:name="__RefHeading___Toc26995_438485282"/>Am 26. Oktober<text:bookmark-end text:name="__RefHeading___Toc26995_438485282"/></text:h>
      <text:p text:style-name="P6">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Lotte. – »Er ist schon geschwollen«, sagte die andere. – Und meine lebhafte Einbildungskraft versetzte mich ans Bett dieser Armen; ich sah sie, mit welchem Widerwillen sie dem Leben den <text:soft-page-break/>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Hause bist! Alles in allem. Deine Freunde ehren dich! Du machst oft ihre Freude, und deinem Herzen scheint es, als wenn es ohne sie nicht sein könnte; und doch – wenn du nun gingst, wenn du aus diesem Kreise schiedest? Würden sie, wie lange würden sie die 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16" text:outline-level="2"><text:bookmark-start text:name="__RefHeading___Toc26997_438485282"/>Am 27. Oktober<text:bookmark-end text:name="__RefHeading___Toc26997_438485282"/></text:h>
      <text:p text:style-name="P6">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16" text:outline-level="2"><text:bookmark-start text:name="__RefHeading___Toc26999_438485282"/><text:soft-page-break/>Am 27. Oktober abends<text:bookmark-end text:name="__RefHeading___Toc26999_438485282"/></text:h>
      <text:p text:style-name="P6">Ich habe so viel, und die Empfindung an ihr verschlingt alles; ich habe so viel, und ohne sie wird mir alles zu Nichts.</text:p>
      <text:h text:style-name="P16" text:outline-level="2"><text:bookmark-start text:name="__RefHeading___Toc27001_438485282"/>Am 30. Oktober<text:bookmark-end text:name="__RefHeading___Toc27001_438485282"/></text:h>
      <text:p text:style-name="P6">Wenn ich nicht schon hundertmal auf dem Punkte gestanden bin, ihr um den Hals zu fallen! Weiß der große Gott, wie einem das tut, so viele Liebenswürdigkeit vor einem herumkreuzen zu sehen und nicht zugreifen zu dürfen; und das Zugreifen ist doch der natürlichste Trieb der Menschheit. Greifen die Kinder nicht nach allem, was ihnen in den Sinn fällt? – Und ich?</text:p>
      <text:h text:style-name="P16" text:outline-level="2"><text:bookmark-start text:name="__RefHeading___Toc27003_438485282"/>Am 3. November<text:bookmark-end text:name="__RefHeading___Toc27003_438485282"/></text:h>
      <text:p text:style-name="P6">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8">g</text:span>en ist, wie ehemals die Quelle aller Seligkeiten. Bin ich nicht noch ebenderselbe, der ehemals in aller Fülle der Empfindung herumschwebte, dem auf jedem Trit<text:soft-page-break/>te ein Paradies folgte, der ein Herz hatte, eine ganze Welt liebevoll zu umfassen? Und dies Herz ist jetzt tot, aus ihm fließen kei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6">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16" text:outline-level="2"><text:bookmark-start text:name="__RefHeading___Toc27005_438485282"/>Am 8. November<text:bookmark-end text:name="__RefHeading___Toc27005_438485282"/></text:h>
      <text:p text:style-name="P6">Sie hat mir meine Exzesse vorgeworfen! Ach, mit so viel Liebenswürdigkeit! Meine Exzesse, daß ich mich manchmal von ei<text:soft-page-break/>nem Glase Wein verleiten lasse, eine Bouteille zu trinken. – »Tun Sie es nicht!« sagte sie, »denken Sie an Lotten!« – »Denken!« sagte ich, »brauchen Sie mir das zu heißen? Ich denke! – Ich denke nicht! Sie sind immer vor meiner Seele. Heute saß ich an dem Flecke, wo Sie neulich aus der Kutsche stiegen.« – Sie redete was anders, um mich nicht tiefer in den Text kommen zu lassen. Bester, ich bin dahin! Sie kann mit mir machen, was sie will.</text:p>
      <text:h text:style-name="P16" text:outline-level="2"><text:bookmark-start text:name="__RefHeading___Toc27007_438485282"/>Am 15. November<text:bookmark-end text:name="__RefHeading___Toc27007_438485282"/></text:h>
      <text:p text:style-name="P6">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es denn sein? Sagt nicht selbst der Sohn Gottes, daß die um ihn sein würden, die ihm der Vater gegeben hat? Wenn ich ihm nun nicht gegeben bin? Wenn mich nun der Vater für sich behalten will, wie mir mein Herz sagt? – ich bitte dich, lege das nicht 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text:soft-page-break/>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16" text:outline-level="2"><text:bookmark-start text:name="__RefHeading___Toc27009_438485282"/>Am 21. November<text:bookmark-end text:name="__RefHeading___Toc27009_438485282"/></text:h>
      <text:p text:style-name="P6">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womit sie einen unwillkürlichen Ausdruck meines Gefühls aufnimmt, das Mitleiden mit meiner Duldung, das sich auf ihrer Stirne zeichnet?</text:p>
      <text:p text:style-name="P6">Gestern, als ich wegging, reichte sie mir die Hand und sagte: »Adieu, lieber Werther!« – lieber Werther! Es war das erstemal, daß sie mich Lieber hieß, und es ging mir durch Mark und Bein. Ich habe es mir hundertmal wiederholt, und gestern nacht, da <text:soft-page-break/>ich zu Bette gehen wollte und mit mir selbst allerlei schwatzte, sagte ich so auf einmal: »gute Nacht, lieber Werther!« und mußte hernach selbst über mich lachen.</text:p>
      <text:h text:style-name="P16" text:outline-level="2"><text:bookmark-start text:name="__RefHeading___Toc27011_438485282"/>Am 22. November<text:bookmark-end text:name="__RefHeading___Toc27011_438485282"/></text:h>
      <text:p text:style-name="P6">Ich kann nicht beten: »Laß mir sie!« und doch kommt sie mir oft als die Meine vor. Ich kann nicht beten: »Gib mir sie!« denn sie ist eines andern. Ich witzle mich mit meinen Schmerzen herum; wenn ich mir's nachließe, es gäbe eine ganze Litanei von Antithesen.</text:p>
      <text:h text:style-name="P16" text:outline-level="2"><text:bookmark-start text:name="__RefHeading___Toc27013_438485282"/>Am 24. November<text:bookmark-end text:name="__RefHeading___Toc27013_438485282"/></text:h>
      <text:p text:style-name="P6">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text:soft-page-break/>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16" text:outline-level="2"><text:bookmark-start text:name="__RefHeading___Toc27015_438485282"/>Am 26. November<text:bookmark-end text:name="__RefHeading___Toc27015_438485282"/></text:h>
      <text:p text:style-name="P6">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16" text:outline-level="2"><text:bookmark-start text:name="__RefHeading___Toc27017_438485282"/>Am 30. November<text:bookmark-end text:name="__RefHeading___Toc27017_438485282"/></text:h>
      <text:p text:style-name="P6">Ich soll, ich soll nicht zu mir selbst kommen! Wo ich hintrete, begegnet mir eine Erscheinung, die mich aus aller Fassung bringt. Heute! O Schicksal! O Menschheit!</text:p>
      <text:p text:style-name="P6">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text:soft-page-break/>zug machte, die aber sonst nichts als einen geraden guten Sinn ausdrückte; seine schwarzen Haare waren mit Nadeln in zwei Rollen gesteckt, und die übrigen in einen starken Zopf gefloch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nicht.« sagte ich lächelnd. – »Es gibt so viele Blumen«, sagte er, indem er zu mir herunterkam. »In meinem Garten sind Rosen und Jelängerjelieber zweierlei Sorten, eine hat mir mein Vater gegeben, sie wachsen wie Unkraut; ich suche schon zwei Tage darnach und kann sie nicht finden. Da haußen sind auch immer 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ich. – »Ach ich wollte, ich wäre wieder so!« sagte er »Da war <text:soft-page-break/>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text:soft-page-break/>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n, das er auf dich hat, auf dich, du Allliebender! Denn das Vertrauen zu einer heilenden Wurzel, zu den Tränen des Weinstockes, was ist es als Vertrauen zu dir, daß du in alles, was uns umgibt, Heil- und Linderungskraft gelegt hast, der wir so stündlich bedürfen? Vater, den 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text:soft-page-break/>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sichte will ich leiden und genießen«. – und du, lieber himmlischer Vater, solltest ihn von dir weisen?</text:p>
      <text:h text:style-name="P16" text:outline-level="2"><text:bookmark-start text:name="__RefHeading___Toc27019_438485282"/>Am 1. Dezember<text:bookmark-end text:name="__RefHeading___Toc27019_438485282"/></text:h>
      <text:p text:style-name="P6">Wilhelm! Der Mensch, von dem ich dir schrieb, der glückliche Unglückliche, war Schreiber bei Lottens Vater, und eine Leidenschaft zu ihr, die er nährte, verbarg, entdeckte und worüber er aus dem Dienst geschickt wurde, hat ihn rasend gemacht. Fühle bei diesen trocknen Worten, mit welchem Unsinn mich die Geschichte ergriffen hat, da mir sie Albert ebenso gelassen erzählte, als du sie vielleicht liesest.</text:p>
      <text:h text:style-name="P16" text:outline-level="2"><text:bookmark-start text:name="__RefHeading___Toc27021_438485282"/>Am 4. Dezember<text:bookmark-end text:name="__RefHeading___Toc27021_438485282"/></text:h>
      <text:p text:style-name="P6">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text:soft-page-break/>eine Erinnerung des Vergangenen, der Zeiten, da ich das Lied gehört, der düstern Zwischenräume des Verdrusses, der fehlgeschlagenen Hoffnungen, und dann – ich ging in der Stube auf und nieder, mein Herz erstickte unter dem Zudringen. – »Um 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16" text:outline-level="2"><text:bookmark-start text:name="__RefHeading___Toc27023_438485282"/>Am 6. Dezember<text:bookmark-end text:name="__RefHeading___Toc27023_438485282"/></text:h>
      <text:p text:style-name="P6">Wie mich die Gestalt verfolgt! Wachend und träumend füllt sie meine ganze Seele! Hier, wenn ich die Augen schließe, hier in meiner Stirne, wo die innere Sehkraft sich vereinigt, stehen ihre schwarzen Augen. Hier! Ich kann dir es nicht ausdrücken. Mache ich meine Augen zu, so sind sie da; wie ein Meer, wie ein Abgrund ruhen sie vor mir, in mir, füllen die Sinne meiner Stirn.</text:p>
      <text:p text:style-name="P6">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16" text:outline-level="2"><text:bookmark-start text:name="__RefHeading___Toc27025_438485282"/><text:soft-page-break/>Der Herausgeber an den Leser<text:bookmark-end text:name="__RefHeading___Toc27025_438485282"/></text:h>
      <text:p text:style-name="P5">Wie sehr wünscht' ich, daß uns von den letzten merkwürdigen Tagen unsers Freundes so viel eigenhändige Zeugnisse übrig geblieben wären, daß ich nicht nötig hätte, die Folge seiner hinterlaßnen Briefe durch Erzählung zu unterbrechen.</text:p>
      <text:p text:style-name="P5">Ich habe mir angelegen sein lassen, genaue Nachrichten aus dem Munde derer zu sammeln, die von seiner Geschichte wohl unterrichtet sein konnten; sie ist einfach, und es kommen alle Er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text:soft-page-break/>Gesellschafter, immer unglücklicher, und immer ungerechter, je unglücklicher er ward. Wenigstens sagen dies Alberts Freunde; sie behaupten, daß Werther einen reinen, ruhigen Mann, der nun eines lang gewünschten Glückes teilhaftig geworden, und sein Betragen, sich dieses Glück auch auf die Zukunft zu erhalten, nicht habe beurteilen können, er, der gleichsam mit jedem Tage sein 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text:soft-page-break/>Wie er mit sich in ewigem Unfrieden lebte, schien ihm auch der Zustand andrer nur bedenklicher und verworrner, er glaubte, das schöne Verhältnis zwischen Albert und seiner Gattin ge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chen endlich gleichsam wider Willen bei dem Jagdhause angekommen.</text:p>
      <text:p text:style-name="P5">Er trat in die Tür, fragte nach dem Alten und nach Lotten, er fand das Haus in einiger Bewegung. Der älteste Knabe sagte ihm, es sei drüben in Wahlheim ein Unglück geschehn, es sei ein Bauer erschlagen worden! – Es machte das weiter keinen Eindruck auf ihn. – Er trat in die Stube und fand Lotten beschäf<text:soft-page-break/>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 von fern einen Trupp bewaffneter Männer, und ein jeder rief, daß man den Täter herbeiführe. Werther sah hin und blieb nicht lange zweifelhaft. Ja, es war der Knecht, der jene Witwe so sehr liebte, den er vor einiger Zeit mit dem stillen Grimme, mit der heimlichen Verzweiflung umhergehend angetroffen hatte.</text:p>
      <text:p text:style-name="P5"><text:soft-page-break/>»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Weise jedes Gesetz aufgehoben, alle Sicherheit des Staats zugrund gerichtet werde; auch setzte er hinzu, daß er in einer solchen Sa<text:soft-page-break/>che 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merkt zu haben, und wenn gleich bei mehrerem Nachdenken sei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text:soft-page-break/>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Der vergebliche Versuch, den Werther zur Rettung des Unglücklichen gemacht hatte, war das letzte Auflodern der Flamme eines verlöschenden Lichtes; er versank nur desto tiefer in 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text:soft-page-break/>ohne Zweck und Aussicht abarbeitend, immer einem traurigen Ende näher.</text:p>
      <text:p text:style-name="P5">Von seiner Verworrenheit, Leidenschaft, von seinem rastlosen Treiben und Streben, von seiner Lebensmüde sind einige hinterlaßne Briefe die stärksten Zeugnisse, die wir hier einrücken wollen.</text:p>
      <text:h text:style-name="P16" text:outline-level="2"><text:bookmark-start text:name="__RefHeading___Toc27027_438485282"/>Am 12. Dezember<text:bookmark-end text:name="__RefHeading___Toc27027_438485282"/></text:h>
      <text:p text:style-name="P6">»Lieber Wilhelm, ich bin in einem Zustande, in dem jene Unglücklichen gewesen sein müssen, von denen man glaubte, sie würden von einem bösen Geiste umhergetrieben. Manchmal ergreift mich's; es ist nicht Angst, nicht Begier – es ist ein inneres, unbekanntes Toben, das meine Brust zu zerreißen droht, das mir die Gurgel zupreßt! Wehe! Wehe! Und dann schweife ich umher in den furchtbaren nächtlichen Szenen dieser menschenfeindlichen Jahrszeit.</text:p>
      <text:p text:style-name="P6">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text:soft-page-break/>mete hinab! Hinab! Und verlor mich in der Wonne, meine Qualen, meine Leiden da hinabzustürmen! Dahinzubrausen wie die Wellen! O! – Und den Fuß vom Boden zu heben vermochtest du nicht, und alle Qualen zu enden! – Meine Uhr ist noch nicht ausgelaufen, ich fühle es! O Wilhelm! Wie gern hätte ich mein Menschsein drum gegeben, mit jenem Sturmwinde sie Wolken zu zerreißen, die Fluten zu fassen! Ha! Und wird nicht vielleicht dem Eingekerkerten einmal diese Wonne zuteil?</text:p>
      <text:p text:style-name="P6">– Und wie ich wehmütig hinabsah auf ein Plätzchen, wo ich mit Lotten unter einer Weide geruht, auf einem heißen Spaziergange, – das war auch überschwemmt, und kaum daß ich die Weide erkannte! Wilhelm! Und ihre Wiesen, dachte ich, die Gegend um ihr Jagdhaus! Wie 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16" text:outline-level="2"><text:bookmark-start text:name="__RefHeading___Toc27029_438485282"/>Am 14. Dezember<text:bookmark-end text:name="__RefHeading___Toc27029_438485282"/></text:h>
      <text:p text:style-name="P6">»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den Mächten zuschrieben! Diese Nacht! Ich zittere, es zu sagen, <text:soft-page-break/>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sich, schon acht Tage habe ich keine Besinnungskraft mehr, meine Augen sind voll Tränen. Ich bin nirgend wohl, und überall 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Seine Zweifel, sein Streit mit sich selbst blicken aus einem Zettelchen hervor, das wahrscheinlich ein angefangener Brief an Wilhelm ist und ohne Datum unter seinen Papieren gefunden worden:</text:p>
      <text:p text:style-name="P6">»Ihre Gegenwart, ihr Schicksal, ihre Teilnehmung an dem meinigen preßt noch die letzten Tränen aus meinem versengten Gehirne. Den Vorhang aufzuheben und dahinter zu treten! Das ist alles! Und warum das Zaudern und Zagen? Weil man nicht weiß, wie es dahinten aussieht? Und man nicht wiederkehrt? Und daß das nun die Eigenschaft unseres Geistes ist, da Verwirrung und Finsternis zu ahnen, wovon wir nichts Bestimmtes wissen«.</text:p>
      <text:p text:style-name="P5"><text:soft-page-break/>Endlich ward er mit dem traurigen Gedanken immer mehr verwandt und befremdet und sein Vorsatz fest und unwiderruflich, wovon folgender zweideutige Brief, den er an seinen Freund schrieb, ein Zeugnis abgibt.</text:p>
      <text:h text:style-name="P16" text:outline-level="2"><text:bookmark-start text:name="__RefHeading___Toc27031_438485282"/>Am 20. Dezember<text:bookmark-end text:name="__RefHeading___Toc27031_438485282"/></text:h>
      <text:p text:style-name="P6">»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mein Teuerster! Allen Segen des Himmels über dich! Leb' wohl!«</text:p>
      <text:p text:style-name="P5">Was in dieser Zeit in Lottens Seele vorging, wie ihre Gesinnungen gegen ihren Mann, gegen ihren unglücklichen Freund gewesen, getrauen wir uns kaum mit Worten auszudrücken, ob wir uns gleich davon, nach der Kenntnis ihres Charakters, wohl einen stillen Begriff machen können, und eine schöne weibliche Seele sich in die ihrige denken und mit ihr empfinden kann.</text:p>
      <text:p text:style-name="P5"><text:soft-page-break/>So viel ist gewiß, sie war fest bei sich entschlossen, alles zu tun, um Werthern zu entfernen, und wenn sie zauderte, so war es eine herzliche, freundschaftliche Schonung, weil sie wußte, wie viel es ihm kosten, ja daß es ihm beinahe unmöglich sein würde. Doch ward sie in dieser Zeit mehr gedrängt, Ernst zu machen; es schwieg ihr Mann ganz über dies Verhältnis, wie sie auch immer darüber geschwiegen hatte, und um so mehr war ihr angelegen, 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text:soft-page-break/>Zähnen. – Lotte, die den schrecklichen Zustand fühlte, worein ihn diese Worte versetzt hatten, suchte durch allerlei Fragen seine Gedanken abzulenken, aber 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nen Sie über sich, eine Reise wird Sie, muß Sie zerstreuen! Suchen Sie, finden Sie einen werten Gegenstand Ihrer Liebe, und <text:soft-page-break/>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bert desgleichen, der sodann seine Frau nach gewissen Aufträgen fragte und, als er hörte, sie seien noch nicht 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andern Morgen ins Zimmer zu kommen, bis er ihm rufen würde.</text:p>
      <text:p text:style-name="P5">Montags früh, den einundzwanzigsten Dezember, schrieb er folgenden Brief an Lotten, den man nach seinem Tode versiegelt auf seinem Schreibtische gefunden und ihr überbracht hat, und <text:soft-page-break/>den ich absatzweise hier einrücken will, so wie aus den Umständen erhellet, daß er ihn geschrieben habe.</text:p>
      <text:p text:style-name="P6">»Es ist beschlossen, Lotte, ich will sterben, und das schreibe ich dir ohne romantische Überspannung, gelassen, an dem Morgen des Tages, an dem ich dich zum letzten Male sehen werde. Wenn du dieses liesest, meine Beste, deckt schon das kühle Grab 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mein hoffnungsloses, freudeloses Dasein neben dir in gräßlicher Kälte mich anpackte – ich erreichte kaum mein Zimmer, ich warf mich außer mir auf meine Knie, und o Gott! Du gewährtest mir das letzte Labsal der bit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text:soft-page-break/>Grabe, wie der Wind das hohe Gras im Scheine der sinkenden Sonne hin und her wiegt. – ich war ruhig, da ich anfing, nun, 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Die Kleinen ließen ihn nicht lange in Ruhe, sie verfolgten ihn, sprangen an ihm hinauf, erzählen ihm, daß, wenn morgen, und wieder morgen, und noch ein Tag wäre, sie die Christgeschenke bei Lotten holten, und erzählten ihm Wunder, die sich ihre kleine Einbildungskraft versprach. – »morgen!« rief er aus, »und wieder morgen! Und noch ein Tag!« – und küßte sie alle herzlich und wollte sie verlassen, als ihm 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Pferde, ließ den Alten grüßen und ritt mit Tränen in den Augen davon.</text:p>
      <text:p text:style-name="P5"><text:soft-page-break/>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6">»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6">Lotte war indes in einen sonderbaren Zustand geraten. Nach der letzten Unterredung mit Werthern hatte sie empfunden, wie schwer es ihr fallen werde, sich von ihm zu trennen, was er leiden würde, wenn er sich von ihr entfernen sollte.</text:p>
      <text:p text:style-name="P6">Es war wie im Vorübergehn in Alberts Gegenwart gesagt worden, daß Werther vor Weihnachtsabend nicht wieder kommen werde, und Albert war zu einem Beamten in der Nachbarschaft geritten, mit dem er Geschäfte abzutun hatte, und wo er über Nacht ausbleiben mußte.</text:p>
      <text:p text:style-name="P6">Sie saß nun allein, keins von ihren Geschwistern war um sie, sie überließ sich ihren Gedanken, die stille über ihren Verhältnissen herumschweiften. Sie sah sich nun mit dem Mann auf ewig verbunden, dessen Liebe und Treue sie kannte, dem sie von Her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einstim<text:soft-page-break/>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6">Sie hatte ihre Freundinnen der Reihe nach durchgedacht und fand bei einer jeglichen etwas auszusetzen, fand keine, der sie ihn gegönnt hätte.</text:p>
      <text:p text:style-name="P6">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sen ist. Ihr Herz war gepreßt, und eine trübe Wolke lag über ihrem Auge.</text:p>
      <text:p text:style-name="P6">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text:soft-page-break/>stattgeben sollen«, versetzte sie, »ich bat Sie um unser beider Ruhe«.</text:p>
      <text:p text:style-name="P6">Sie wußte nicht recht, was sie sagte, ebensowenig was sie tat, als sie nach einigen Freundinnen schickte, um nicht mit Werthern allein zu sein. Er legte einige Bücher hin, die er gebracht hatte, fragte nach andern, und sie wünschte, bald daß ihre Freundinnen kommen, bald daß sie wegbleiben möchten. Das Mädchen kam zurück und brachte die Nachricht, daß sich beide entschuldigen ließen.</text:p>
      <text:p text:style-name="P6">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6">»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und die Augen standen ihm voll Tränen, als er hineinsah. Er setzte sich nieder und las.</text:p>
      <text:p text:style-name="P6">»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text:soft-page-break/>dig umgeben dich die Wellen und baden dein liebliches Haar. Lebe wohl, ruhiger Strahl. Erscheine, du herrliches Licht von Ossians Seele!</text:p>
      <text:p text:style-name="P6">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Ehre des Gesanges, wie Frühlingslüfte den Hügel hin wechselnd beugen das schwach lispelnde Gras.</text:p>
      <text:p text:style-name="P6">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2" text:outline-level="3"><text:bookmark-start text:name="__RefHeading___Toc27033_438485282"/>Colma<text:bookmark-end text:name="__RefHeading___Toc27033_438485282"/></text:h>
      <text:p text:style-name="P6">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text:soft-page-break/>Orte, wo meine Liebe ruht von den Beschwerden der Jagd, sein Bogen neben ihm abgespannt, seine Hunde schnobend um ihn! Aber hier muß ich sitzen allein auf dem Felsen des verwachsenen Stroms. Der Strom und der Sturm saust, ich höre nicht die Stimme meines Geliebten.</text:p>
      <text:p text:style-name="P6">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6">Schweig eine Weile, o Wind! Still eine kleine Weile, o Strom, daß meine Stimme klinge durchs Tal, daß mein Wanderer mich höre. Salgar! Ich bin's, die ruft! Hier ist der Baum und der Fels! Salgar! Mein Lieber! Hier bin ich; warum zauderst du zu kommen?</text:p>
      <text:p text:style-name="P6">Sieh, der Mond erscheint, die Flut glänzt im Tale, die Felsen stehen grau den Hügel hinauf; aber ich seh' ihn nicht auf der Höhe, seine Hunde vor ihm her verkündigen nicht seine Ankunft. Hier muß ich sitzen allein.</text:p>
      <text:p text:style-name="P6">Aber wer sind, die dort unten liegen auf der Heide? – Mein Geliebter? Mein Bruder? – Redet, o meine Freunde! Sie antworten nicht. Wie geängstet ist meine Seele! – Ach sie sind tot! Ihre Schwester rot vom Gefechte! O mein Bruder, mein Bruder, warum hast du meinen Salgar erschlagen? O mein Salgar, warum hast du meinen Bruder erschlagen? Ihr wart mir beide so lieb! O du warst schön an dem Hügel unter Tausenden! Es war schrecklich in der Schlacht. Antwortet mir! Hört meine Stimme, meine Geliebten! Aber ach, sie sind stumm, stumm auf ewig! Kalt wie die Erde ist ihr Busen!</text:p>
      <text:p text:style-name="P6"><text:soft-page-break/>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6">Das war dein Gesang, o Minona, Tormans sanft errötende Tochter. Unsere Tränen flossen um Colma, und unsere Seele ward düster.</text:p>
      <text:p text:style-name="P6">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jammerte, und seiner Schwester Augen waren voll Tränen, Minonas Augen waren voll Tränen, der Schwester des herrlichen Morars. Sie trat zurück vor Ullins Gesang, wie der Mond in Westen, der den Sturmregen voraussieht und sein schönes Haupt in <text:soft-page-break/>eine Wolke verbirgt. – Ich schlug die Harfe mit Ullin zum Gesange des Jammers.</text:p>
      <text:h text:style-name="P12" text:outline-level="3"><text:bookmark-start text:name="__RefHeading___Toc27035_438485282"/>Ryno<text:bookmark-end text:name="__RefHeading___Toc27035_438485282"/></text:h>
      <text:p text:style-name="P6">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2" text:outline-level="3"><text:bookmark-start text:name="__RefHeading___Toc27037_438485282"/>Alpin<text:bookmark-end text:name="__RefHeading___Toc27037_438485282"/></text:h>
      <text:p text:style-name="P6">Meine Tränen, Ryno, sind für den Toten, meine Stimme für die Bewohner des Grabs. Schlank bist du auf dem Hügel, schön unter den Söhnen der Heide. Aber du wirst fallen wie Morar, und auf deinem Grabe wird der Trauernde sitzen. Die Hügel werden dich vergessen, dein Bogen in der Halle liegen ungespannt.</text:p>
      <text:p text:style-name="P6">Du warst schnell, o Morar, wie ein Reh auf dem Hügel, schrecklich wie die Nachtfeuer am Himmel. Dein Grimm war ein Sturm, dein Schwert in der Schlacht wie Wetterleuchten über der Heide. Deine Stimme glich dem Waldstrome nach dem Regen, dem Donner auf fernen Hügeln. Manche fielen von deinem <text:soft-page-break/>Arm, die Flamme deines Grimmes verzehrte sie. Aber wenn du wiederkehrtest vom Kriege, wie friedlich war deine Stirne! Dein Angesicht war gleich der Sonne nach dem Gewitter, gleich dem Monde in der schweigenden Nacht, ruhig deine Brust wie der See, wenn sich des Windes Brausen gelegt hat.</text:p>
      <text:p text:style-name="P6">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6">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der Schlaf der Toten, niedrig ihr Kissen von Staube. Nimmer achtet er auf die Stimme, nie erwacht er auf deinen Ruf. O wann wird es Morgen im Grabe, zu bieten dem Schlummerer: erwache!</text:p>
      <text:p text:style-name="P6">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6">Laut war die Trauer der Helden, am lautesten Armins berstender Seufzer. Ihn erinnerte es an den Tod seines Sohnes, er fiel <text:soft-page-break/>in den Tagen der Jugend. Carmor saß nah bei dem Helden, der 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6">›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erwachst du mit deinen Gesängen, mit deiner melodischen Stimme? Auf, ihr Winde des Herbstes! Auf, stürmt über die finstere Heide! Waldströme, braust! Heult, Ströme, im Gipfel der Eichen! Wandle durch gebrochene Wolken, o Mond, zeige wechselnd dein bleiches Gesicht! Erinnre mich der schrecklichen Nacht, da meine Kinder umkamen, da Arindal, der Mächtige, fiel, Daura, die Liebe, verging.</text:p>
      <text:p text:style-name="P6">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6">Armar, berühmt im Kriege, kam und warb um Dauras Liebe; sie widerstand nicht lange. Schön waren die Hoffnungen ihrer Freunde.</text:p>
      <text:p text:style-name="P6"><text:soft-page-break/>Erath, der Sohn Odgals, grollte, denn sein Bruder lag erschlagen von Armar. Er kam, in einen Schiffer verkleidet. Schön war sein Nachen auf der Welle, weiß seine Locken vor Alter, ruhig sein ernstes Gesicht. ›schönste Mädchen,‹ sagte er, ›liebliche Tochter von Armin, dort am Felsen, nicht fern in der See, wo die rote Frucht vom Baume herblinkt, dort wartet Armar auf Daura: ich komme, seine Liebe zu führen über die rollende See.‹</text:p>
      <text:p text:style-name="P6">sie folgt' ihm und rief nach Armar; nichts antwortete als die Stimme des Felsens. ›Armar! Mein Lieber! Mein Lieber! Warum ängstest du mich so? Höre, Sohn Arnarths! Höre! Daura ist's, die dich ruft!‹</text:p>
      <text:p text:style-name="P6">Erath, der Verräter, floh lachend zum Lande. Sie erhob ihre Stimme, rief nach ihrem Vater und Bruder: ›Arindal! Armin! Ist keiner, seine Daura zu retten?‹</text:p>
      <text:p text:style-name="P6">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6">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9">i</text:span>ch in die See, seine Daura zu retten oder zu sterben. Schnell stürmte ein Stoß vom Hügel in die Wellen, er sank und hob sich nicht wieder.</text:p>
      <text:p text:style-name="P6"><text:soft-page-break/>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erschien, sie starb weg wie die Abendluft zwischen dem Grase der Felsen. Beladen mit Jammer starb sie und ließ Armin allein! Dahin ist meine Stärke im Kriege, gefallen mein Stolz unter den Mädchen.</text:p>
      <text:p text:style-name="P4">Wenn die Stürme des Berges kommen,<text:line-break/>wenn der Nord die Wellen hochhebt,<text:line-break/>sitz' ich am schallenden Ufer,<text:line-break/>schaue nach dem schrecklichen Felsen.</text:p>
      <text:p text:style-name="P8">Oft im sinkenden Monde<text:line-break/>seh' ich die Geister meiner Kinder,<text:line-break/>halb dämmernd wandeln sie<text:line-break/>zusammen in traurigen Eintracht.«</text:p>
      <text:p text:style-name="P6">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text:soft-page-break/>wie Blei auf ihr. Sie atmete, sich zu erholen, und bat ihn schluchzend fortzufahren, bat mit der ganzen Stimme des Himmels! Werther zitterte, sein Herz wollte bersten, er hob das Blatt auf und las halb gebrochen:</text:p>
      <text:p text:style-name="P6">»Warum weckst du mich, Frühlingsluft? Du buhlst und sprichst: ich betaue mit Tropfen des Himmels! Aber die Zeit meines Welkens ist nahe, nahe der Sturm, der meine Blätter herabstört! Morgen wird der Wanderer kommen, kommen der mich sah in meiner Schönheit, ringsum wird sein Auge im Felde mich suchen und wird mich nicht finden. –«</text:p>
      <text:p text:style-name="P6">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text:soft-page-break/>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Wort! Ein Lebewohl!« – sie schwieg. – er harrte und bat und harrte; dann riß er sich weg und rief: »lebe wohl, Lotte! Auf ewig lebe wohl!«</text:p>
      <text:p text:style-name="P6">Er kam ans Stadttor. Die Wächter, die ihn schon gewohnt waren, ließen ihn stillschweigend hinaus. Es stiebte zwischen Re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6">Er legte sich zu Bette und schlief lange. Der Bediente fand ihn schreibend, als er ihm den andern Morgen auf sein Rufen den Kaffee brachte. Er schrieb folgendes am Briefe an Lotten:</text:p>
      <text:p text:style-name="P6">»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letzte Morgen. Der letzte! Lotte, ich habe keinen Sinn für das Wort: der letzte! Stehe ich nicht da in meiner ganzen Kraft, und morgen liege ich ausgestreckt und schlaff am Boden. Sterben! Was heißt das? Siehe, wir träumen, wenn wir vom Tode reden. <text:soft-page-break/>Ich habe manchen sterben sehen; aber so eingeschränkt ist die Menschheit, daß sie für ihres Daseins Anfang und Ende keinen 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6">O vergib mir! Vergib mir! Gestern! Es hätte der letzte Augenblick meines Lebens sein sollen. O du Engel! Zum ersten Male, zum ersten Male ganz ohne Zweifel durch mein innig Innerstes durchglühte mich das Wonnegefühl: sie liebt mich! Sie liebt mich! Es brennt noch auf meinen Lippen das heilige Feuer, das von den deinigen strömte, neue, warme Wonne ist in meinem Herzen. Vergib mir! Vergib mir!</text:p>
      <text:p text:style-name="P6">Ach, ich wußte, daß du mich liebtest, wußte es an den ersten seelenvollen Blicken, an dem ersten Händedruck, und doch, wenn ich wieder weg war, wenn ich Alberten an deiner Seite sah, verzagte ich wieder in fieberhaften Zweifeln.</text:p>
      <text:p text:style-name="P6"><text:soft-page-break/>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6">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6">Und was ist das, daß Albert dein Mann ist? Mann! Das wäre denn für diese Welt – und für diese Welt Sünde, daß ich dich liebe, daß ich dich aus seinen Armen in die meinigen reißen möchte? Sünde? Gut, und ich strafe mich dafür; ich habe sie in ihrer ganzen Himmelswonne geschmeckt, diese Sünde, habe Lebensbalsam und Kraft in mein Herz gesaugt. Du bist von diesem Au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6">Ich träume nicht, ich wähne nicht! Nahe am Grabe wird mir es heller. Wir werden sein! Wir werden uns wieder sehen! Deine Mutter sehen! Ich werde sie sehen, werde sie finden, ach, und vor ihr mein ganzes Herz ausschütten! Deine Mutter, dein Ebenbild«.</text:p>
      <text:p text:style-name="P6"><text:soft-page-break/>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6">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gengehen, wie ihm eine Szene bekennen, die sie so gut gestehen durfte, und die sie sich doch zu gestehen nicht getraute? Sie hatten so lange gegen einander geschwiegen, und sollte sie die erste sein, die das 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text:soft-page-break/>ihre Gedanken wieder zu Werthern, der für sie verloren war, den sie nicht lassen konnte, den sie – leider! – sich selbst überlassen mußte, und dem, wenn er sie verloren hatte, nichts mehr übrig blieb.</text:p>
      <text:p text:style-name="P6">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glückliche Vertraulichkeit sie früher wieder einander näher gebracht, wäre Liebe und Nachsicht wechselsweise unter ihnen lebendig worden und hätte ihre Herzen aufgeschlossen, vielleicht wäre unser Freund noch zu retten gewesen.</text:p>
      <text:p text:style-name="P6">Noch ein sonderbarer Umstand kam dazu. Werther hatte, wie wir aus seinen Briefen wissen, nie ein Geheimnis daraus gemacht, daß er sich diese Welt zu verlassen sehnte. Albert hatte ihn oft bestritten, auch war zwischen Lotten und ihrem Mann manchmal die Rede davon gewesen. Dieser, wie er einen entschiedenen Widerwillen gegen die Tat empfand, hatte auch gar 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6"><text:soft-page-break/>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6">Er fragte, ob nichts vorgefallen sei, und sie antwortete mit Übereilung: Werther sei gestern abends dagewesen. Er fragte, ob Briefe gekommen, und er erhielt zur Antwort, daß ein Brief und 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6">Sie waren auf diese Weise eine Stunde nebeneinander gewesen, und es ward immer dunkler in Lottens Gemüt. Sie fühlte, wie schwer es ihr werden würde, ihrem Mann, auch wenn er bei dem besten Humor wäre, das zu entdecken, was ihr auf dem Herzen lag; sie verfiel in eine Wehmut, die ihr um desto ängstlicher ward, als sie solche zu verbergen und ihre Tränen zu verschlucken suchte.</text:p>
      <text:p text:style-name="P6">Die Erscheinung von Werthers Knaben setzte sie in die größte Verlegenheit; er überreichte Alberten das Zettelchen, der sich gelassen nach seiner Frau wendete und sagte: »gib ihm die Pistolen«. – »ich lasse ihm glückliche Reise wünschen«, sagte er zum Jungen. – das fiel auf sie wie ein Donnerschlag, sie schwank<text:soft-page-break/>te aufzustehen, sie wußte nicht, wie ihr geschah. Langsam ging sie nach der Wand, zitternd nahm sie das Gewehr herunter, putzte den Staub ab und zauderte, und hätte noch lange gezögert, wenn nicht Albert durch einen fragenden Blick sie gedrängt 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und blieb, machte die Unterhaltung bei Tische erträglich; man zwang sich, man redete, man erzählte, man vergaß sich.</text:p>
      <text:p text:style-name="P6">Der Knabe kam mit den Pistolen zu Werthern, der sie ihm mit Entzücken abnahm, als er hörte, Lotte habe sie ihm gegeben. Er ließ sich Brot und Wein bringen, hieß den Knaben zu Tische gehen und setzte sich nieder, zu schreiben.</text:p>
      <text:p text:style-name="P6">»Sie sind durch deine Hände gegangen, du hast den Staub davon geputzt, ich küsse sie tausendmal, du hast sie berührt! Und du, Geist des Himmels, begünstigst meinen Entschluß, 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text:soft-page-break/>Lotte, kein Jahrtausend vermag den Eindruck auszulöschen! Und ich fühle es, du kannst den nicht hassen, der so für dich glüht«.</text:p>
      <text:p text:style-name="P5">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6">»Wilhelm, ich habe zum letzten Male Feld und Wald und den Himmel gesehen. Leb wohl auch du! Liebe Mutter, verzeiht mir! Tröste sie, Wilhelm! Gott segne euch! Meine Sachen sind alle in Ordnung. Lebt wohl! Wir sehen uns wieder und freudiger«.</text:p>
      <text:p text:style-name="P6">»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Bette, der sich dann in seinen Kleidern niederlegte, um frühe bei der Hand zu sein; denn sein Herr hatte gesagt, die Postpferde würden vor sechse vors Haus kommen.</text:p>
      <text:h text:style-name="P16" text:outline-level="2"><text:bookmark-start text:name="__RefHeading___Toc27039_438485282"/><text:soft-page-break/>Nach Eilfe<text:bookmark-end text:name="__RefHeading___Toc27039_438485282"/></text:h>
      <text:p text:style-name="P6">»Alles ist so still um mich her, und so ruhig meine Seele. Ich danke dir, Gott, der du diesen letzten Augenblicken diese Wärme, diese Kraft schenkest.</text:p>
      <text:p text:style-name="P6">Ich trete an das Fenster, meine Beste, und sehe, und sehe noch durch die stürmenden, vorüberfliehenden Wolken einzelne Sterne des ewigen Himmels! Nein, ihr werdet nicht fallen! Der Ewige trägt euch an seinem Herzen, und mich. Ich sehe die 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6">Liebes Schattenbild! Ich vermache dir es zurück, Lotte, und bitte dich, es zu ehren. Tausend, tausend Küsse habe ich darauf gedrückt, tausend Grüße ihm zugewinkt, wenn ich ausging oder 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wollte, ihr begrübt mich am Wege, oder im einsamen Tale, daß <text:soft-page-break/>Priester und Levit vor dem bezeichneten Steine sich segnend vorübergingen und der Samariter eine Träne weinte.</text:p>
      <text:p text:style-name="P6">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6">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6">In diesen Kleidern, Lotte, will ich begraben sein, du hast sie berührt, geheiligt; ich habe auch deinen Vater darum gebeten. Meine Seele schwebt über dem Sarge. Man soll meine Taschen nicht aussuchen. Diese blaßrote Schleife, die du am Busen hattest, als ich dich zum ersten Male unter deinen Kindern fand – o 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6">– Sie sind geladen – es schlägt zwölfe! So sei es denn! – Lotte! Lotte, lebe wohl! Lebe wohl!«</text:p>
      <text:p text:style-name="P5">Ein Nachbar sah den Blick vom Pulver und hörte den Schuß fallen; da aber alles stille blieb, achtete er nicht weiter drauf.</text:p>
      <text:p text:style-name="P5"><text:soft-page-break/>Morgens um sechse tritt der Bediente herein mit dem Lichte. Er findet seinen Herrn an der Erde, die Pistole und Blut. Er ruft, er faßt ihn an; keine Antwort, er röchelt nur noch. Er läuft 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xt:soft-page-break/>ten Söhne kamen bald nach ihm zu Fuße, sie fielen neben dem Bette nieder im Ausdrucke des unbändigsten Schmerzens, küß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9cm" fo:margin-bottom="1.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Nach Eilfe</text:chapter></text:p>
      </style:header>
      <style:footer>
        <text:p text:style-name="Footer_20_right"><text:page-number text:select-page="current">157</text:page-number></text:p>
      </style:footer>
    </style:master-page>
    <style:master-page style:name="Left_20_Page" style:display-name="Left Page" style:page-layout-name="Mpm4" style:next-style-name="Right_20_Page">
      <style:header>
        <text:p text:style-name="Header_20_left"><text:chapter text:display="number-and-name" text:outline-level="1">Ⅱ. Buch</text:chapter></text:p>
      </style:header>
      <style:footer>
        <text:p text:style-name="Footer_20_left"><text:page-number text:select-page="current">156</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41M58S</meta:editing-duration>
    <meta:editing-cycles>14</meta:editing-cycles>
    <meta:generator>LibreOffice/4.4.4.3$Linux_x86 LibreOffice_project/2c39ebcf046445232b798108aa8a7e7d89552ea8</meta:generator>
    <meta:initial-creator>Michael Fiedler</meta:initial-creator>
    <dc:date>2015-07-18T23:06:39.327006311</dc:date>
    <dc:creator>Michael Fiedler</dc:creator>
    <meta:document-statistic meta:table-count="0" meta:image-count="0" meta:object-count="0" meta:page-count="157" meta:paragraph-count="552" meta:word-count="39928" meta:character-count="242353" meta:non-whitespace-character-count="202486"/>
    <meta:template xlink:type="simple" xlink:actuate="onRequest" xlink:title="Buch 13,5 cm x 20,5 cm" xlink:href="../../../.config/libreoffice/4/user/template/Buch/Buch_Garamond_13.5x20.5.ott" meta:date="2015-07-18T22:46:51.293774474"/>
  </office:meta>
</office:document-meta>
</file>